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0" style:family="table">
      <style:table-properties style:width="6.6931in" table:align="margins" style:may-break-between-rows="false" style:writing-mode="lr-tb"/>
    </style:style>
    <style:style style:name="t0.A" style:family="table-column">
      <style:table-column-properties style:column-width="1.6729in" style:rel-column-width="16383*"/>
    </style:style>
    <style:style style:name="t0.D" style:family="table-column">
      <style:table-column-properties style:column-width="1.6736in" style:rel-column-width="16386*"/>
    </style:style>
    <style:style style:name="t0.A1" style:family="table-cell">
      <style:table-cell-properties fo:padding="0.0382in" fo:border-left="none" fo:border-right="none" fo:border-top="none" fo:border-bottom="0.0007in solid #000000"/>
    </style:style>
    <style:style style:name="t0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0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0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0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0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0.4" style:family="table-row">
      <style:table-row-properties style:min-row-height="0.3708in"/>
    </style:style>
    <style:style style:name="t0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0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0.A11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0.B11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" style:family="table">
      <style:table-properties style:width="6.6931in" table:align="margins" style:may-break-between-rows="false" style:writing-mode="lr-tb"/>
    </style:style>
    <style:style style:name="t1.A" style:family="table-column">
      <style:table-column-properties style:column-width="1.6729in" style:rel-column-width="16383*"/>
    </style:style>
    <style:style style:name="t1.D" style:family="table-column">
      <style:table-column-properties style:column-width="1.6736in" style:rel-column-width="1638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1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1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1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.4" style:family="table-row">
      <style:table-row-properties style:min-row-height="0.3708in"/>
    </style:style>
    <style:style style:name="t1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2" style:family="table">
      <style:table-properties style:width="6.6931in" table:align="margins" style:may-break-between-rows="false" style:writing-mode="lr-tb"/>
    </style:style>
    <style:style style:name="t2.A" style:family="table-column">
      <style:table-column-properties style:column-width="1.6729in" style:rel-column-width="16383*"/>
    </style:style>
    <style:style style:name="t2.D" style:family="table-column">
      <style:table-column-properties style:column-width="1.6736in" style:rel-column-width="16386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2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2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2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2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2.4" style:family="table-row">
      <style:table-row-properties style:min-row-height="0.3708in"/>
    </style:style>
    <style:style style:name="t2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2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2.A11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2.B11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3" style:family="table">
      <style:table-properties style:width="6.6931in" table:align="margins" style:may-break-between-rows="false" style:writing-mode="lr-tb"/>
    </style:style>
    <style:style style:name="t3.A" style:family="table-column">
      <style:table-column-properties style:column-width="1.6729in" style:rel-column-width="16383*"/>
    </style:style>
    <style:style style:name="t3.D" style:family="table-column">
      <style:table-column-properties style:column-width="1.6736in" style:rel-column-width="16386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3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3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3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3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3.4" style:family="table-row">
      <style:table-row-properties style:min-row-height="0.3708in"/>
    </style:style>
    <style:style style:name="t3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3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3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3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4" style:family="table">
      <style:table-properties style:width="6.6931in" table:align="margins" style:may-break-between-rows="false" style:writing-mode="lr-tb"/>
    </style:style>
    <style:style style:name="t4.A" style:family="table-column">
      <style:table-column-properties style:column-width="1.6729in" style:rel-column-width="16383*"/>
    </style:style>
    <style:style style:name="t4.D" style:family="table-column">
      <style:table-column-properties style:column-width="1.6736in" style:rel-column-width="16386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4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4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4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4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4.4" style:family="table-row">
      <style:table-row-properties style:min-row-height="0.3708in"/>
    </style:style>
    <style:style style:name="t4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4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4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4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5" style:family="table">
      <style:table-properties style:width="6.6931in" table:align="margins" style:may-break-between-rows="false" style:writing-mode="lr-tb"/>
    </style:style>
    <style:style style:name="t5.A" style:family="table-column">
      <style:table-column-properties style:column-width="1.6729in" style:rel-column-width="16383*"/>
    </style:style>
    <style:style style:name="t5.D" style:family="table-column">
      <style:table-column-properties style:column-width="1.6736in" style:rel-column-width="16386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5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5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5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5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5.4" style:family="table-row">
      <style:table-row-properties style:min-row-height="0.3708in"/>
    </style:style>
    <style:style style:name="t5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5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5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6" style:family="table">
      <style:table-properties style:width="6.6931in" table:align="margins" style:may-break-between-rows="false" style:writing-mode="lr-tb"/>
    </style:style>
    <style:style style:name="t6.A" style:family="table-column">
      <style:table-column-properties style:column-width="1.6729in" style:rel-column-width="16383*"/>
    </style:style>
    <style:style style:name="t6.D" style:family="table-column">
      <style:table-column-properties style:column-width="1.6736in" style:rel-column-width="16386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6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6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6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6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6.4" style:family="table-row">
      <style:table-row-properties style:min-row-height="0.3708in"/>
    </style:style>
    <style:style style:name="t6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6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6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7" style:family="table">
      <style:table-properties style:width="6.6931in" table:align="margins" style:may-break-between-rows="false" style:writing-mode="lr-tb"/>
    </style:style>
    <style:style style:name="t7.A" style:family="table-column">
      <style:table-column-properties style:column-width="1.6729in" style:rel-column-width="16383*"/>
    </style:style>
    <style:style style:name="t7.D" style:family="table-column">
      <style:table-column-properties style:column-width="1.6736in" style:rel-column-width="16386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7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7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7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7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7.4" style:family="table-row">
      <style:table-row-properties style:min-row-height="0.3708in"/>
    </style:style>
    <style:style style:name="t7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7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7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8" style:family="table">
      <style:table-properties style:width="6.6931in" table:align="margins" style:may-break-between-rows="false" style:writing-mode="lr-tb"/>
    </style:style>
    <style:style style:name="t8.A" style:family="table-column">
      <style:table-column-properties style:column-width="1.6729in" style:rel-column-width="16383*"/>
    </style:style>
    <style:style style:name="t8.D" style:family="table-column">
      <style:table-column-properties style:column-width="1.6736in" style:rel-column-width="16386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8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8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8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8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8.4" style:family="table-row">
      <style:table-row-properties style:min-row-height="0.3708in"/>
    </style:style>
    <style:style style:name="t8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8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8.B12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Таблица9" style:family="table">
      <style:table-properties style:width="6.6931in" table:align="margins" style:may-break-between-rows="false" style:writing-mode="lr-tb"/>
    </style:style>
    <style:style style:name="Таблица9.A" style:family="table-column">
      <style:table-column-properties style:column-width="1.6729in" style:rel-column-width="16383*"/>
    </style:style>
    <style:style style:name="Таблица9.D" style:family="table-column">
      <style:table-column-properties style:column-width="1.6736in" style:rel-column-width="16386*"/>
    </style:style>
    <style:style style:name="Таблица9.A1" style:family="table-cell">
      <style:table-cell-properties fo:padding="0.0382in" fo:border-left="none" fo:border-right="none" fo:border-top="none" fo:border-bottom="0.0007in solid #000000"/>
    </style:style>
    <style:style style:name="Таблица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Таблица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Таблица9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Таблица9.C3" style:family="table-cell">
      <style:table-cell-properties fo:padding="0.0382in" fo:border-left="0.0139in solid #000000" fo:border-right="none" fo:border-top="none" fo:border-bottom="0.0139in solid #000000"/>
    </style:style>
    <style:style style:name="Таблица9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Таблица9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Таблица9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Таблица9.11" style:family="table-row">
      <style:table-row-properties style:min-row-height="0.3708in"/>
    </style:style>
    <style:style style:name="Таблица9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Таблица9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Таблица9.C11" style:family="table-cell">
      <style:table-cell-properties fo:padding="0.0382in" fo:border-left="0.0139in solid #000000" fo:border-right="none" fo:border-top="none" fo:border-bottom="0.0347in solid #000000"/>
    </style:style>
    <style:style style:name="Таблица10" style:family="table">
      <style:table-properties style:width="6.6931in" table:align="margins" style:may-break-between-rows="false" style:writing-mode="lr-tb"/>
    </style:style>
    <style:style style:name="Таблица10.A" style:family="table-column">
      <style:table-column-properties style:column-width="1.6729in" style:rel-column-width="16383*"/>
    </style:style>
    <style:style style:name="Таблица10.D" style:family="table-column">
      <style:table-column-properties style:column-width="1.6736in" style:rel-column-width="16386*"/>
    </style:style>
    <style:style style:name="Таблица10.A1" style:family="table-cell">
      <style:table-cell-properties fo:padding="0.0382in" fo:border-left="none" fo:border-right="none" fo:border-top="none" fo:border-bottom="0.0007in solid #000000"/>
    </style:style>
    <style:style style:name="Таблица10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Таблица10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Таблица10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Таблица10.C3" style:family="table-cell">
      <style:table-cell-properties fo:padding="0.0382in" fo:border-left="0.0139in solid #000000" fo:border-right="none" fo:border-top="none" fo:border-bottom="0.0139in solid #000000"/>
    </style:style>
    <style:style style:name="Таблица10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Таблица10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Таблица10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Таблица10.11" style:family="table-row">
      <style:table-row-properties style:min-row-height="0.3708in"/>
    </style:style>
    <style:style style:name="Таблица10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Таблица10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Таблица10.C11" style:family="table-cell">
      <style:table-cell-properties fo:padding="0.0382in" fo:border-left="0.0139in solid #000000" fo:border-right="none" fo:border-top="none" fo:border-bottom="0.0347in solid #000000"/>
    </style:style>
    <style:style style:name="Таблица10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Таблица11" style:family="table">
      <style:table-properties style:width="6.6931in" table:align="margins" style:may-break-between-rows="false" style:writing-mode="lr-tb"/>
    </style:style>
    <style:style style:name="Таблица11.A" style:family="table-column">
      <style:table-column-properties style:column-width="1.6729in" style:rel-column-width="16383*"/>
    </style:style>
    <style:style style:name="Таблица11.D" style:family="table-column">
      <style:table-column-properties style:column-width="1.6736in" style:rel-column-width="16386*"/>
    </style:style>
    <style:style style:name="Таблица11.A1" style:family="table-cell">
      <style:table-cell-properties fo:padding="0.0382in" fo:border-left="none" fo:border-right="none" fo:border-top="none" fo:border-bottom="0.0007in solid #000000"/>
    </style:style>
    <style:style style:name="Таблица11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Таблица11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Таблица11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Таблица11.C3" style:family="table-cell">
      <style:table-cell-properties fo:padding="0.0382in" fo:border-left="0.0139in solid #000000" fo:border-right="none" fo:border-top="none" fo:border-bottom="0.0139in solid #000000"/>
    </style:style>
    <style:style style:name="Таблица11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Таблица11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Таблица11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Таблица11.11" style:family="table-row">
      <style:table-row-properties style:min-row-height="0.3708in"/>
    </style:style>
    <style:style style:name="Таблица11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Таблица11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Таблица11.C11" style:family="table-cell">
      <style:table-cell-properties fo:padding="0.0382in" fo:border-left="0.0139in solid #000000" fo:border-right="none" fo:border-top="none" fo:border-bottom="0.0347in solid #000000"/>
    </style:style>
    <style:style style:name="Таблица11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Таблица12" style:family="table">
      <style:table-properties style:width="6.6931in" table:align="margins" style:may-break-between-rows="false" style:writing-mode="lr-tb"/>
    </style:style>
    <style:style style:name="Таблица12.A" style:family="table-column">
      <style:table-column-properties style:column-width="1.6729in" style:rel-column-width="16383*"/>
    </style:style>
    <style:style style:name="Таблица12.D" style:family="table-column">
      <style:table-column-properties style:column-width="1.6736in" style:rel-column-width="16386*"/>
    </style:style>
    <style:style style:name="Таблица12.A1" style:family="table-cell">
      <style:table-cell-properties fo:padding="0.0382in" fo:border-left="none" fo:border-right="none" fo:border-top="none" fo:border-bottom="0.0007in solid #000000"/>
    </style:style>
    <style:style style:name="Таблица12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Таблица12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Таблица12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Таблица12.C3" style:family="table-cell">
      <style:table-cell-properties fo:padding="0.0382in" fo:border-left="0.0139in solid #000000" fo:border-right="none" fo:border-top="none" fo:border-bottom="0.0139in solid #000000"/>
    </style:style>
    <style:style style:name="Таблица12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Таблица12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Таблица12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Таблица12.11" style:family="table-row">
      <style:table-row-properties style:min-row-height="0.3708in"/>
    </style:style>
    <style:style style:name="Таблица12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Таблица12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Таблица12.C11" style:family="table-cell">
      <style:table-cell-properties fo:padding="0.0382in" fo:border-left="0.0139in solid #000000" fo:border-right="none" fo:border-top="none" fo:border-bottom="0.0347in solid #000000"/>
    </style:style>
    <style:style style:name="Таблица12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 style:writing-mode="lr-tb"/>
    </style:style>
    <style:style style:name="Таблица13.A" style:family="table-column">
      <style:table-column-properties style:column-width="1.6729in" style:rel-column-width="16383*"/>
    </style:style>
    <style:style style:name="Таблица13.D" style:family="table-column">
      <style:table-column-properties style:column-width="1.6736in" style:rel-column-width="16386*"/>
    </style:style>
    <style:style style:name="Таблица13.A1" style:family="table-cell">
      <style:table-cell-properties fo:padding="0.0382in" fo:border-left="none" fo:border-right="none" fo:border-top="none" fo:border-bottom="0.0007in solid #000000"/>
    </style:style>
    <style:style style:name="Таблица13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Таблица13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Таблица13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Таблица13.C3" style:family="table-cell">
      <style:table-cell-properties fo:padding="0.0382in" fo:border-left="0.0139in solid #000000" fo:border-right="none" fo:border-top="none" fo:border-bottom="0.0139in solid #000000"/>
    </style:style>
    <style:style style:name="Таблица13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Таблица13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Таблица13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Таблица13.11" style:family="table-row">
      <style:table-row-properties style:min-row-height="0.3708in"/>
    </style:style>
    <style:style style:name="Таблица13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Таблица13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Таблица13.C11" style:family="table-cell">
      <style:table-cell-properties fo:padding="0.0382in" fo:border-left="0.0139in solid #000000" fo:border-right="none" fo:border-top="none" fo:border-bottom="0.0347in solid #000000"/>
    </style:style>
    <style:style style:name="Таблица13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Таблица14" style:family="table">
      <style:table-properties style:width="6.6931in" table:align="margins" style:may-break-between-rows="false" style:writing-mode="lr-tb"/>
    </style:style>
    <style:style style:name="Таблица14.A" style:family="table-column">
      <style:table-column-properties style:column-width="1.6729in" style:rel-column-width="16383*"/>
    </style:style>
    <style:style style:name="Таблица14.D" style:family="table-column">
      <style:table-column-properties style:column-width="1.6736in" style:rel-column-width="16386*"/>
    </style:style>
    <style:style style:name="Таблица14.A1" style:family="table-cell">
      <style:table-cell-properties fo:padding="0.0382in" fo:border-left="none" fo:border-right="none" fo:border-top="none" fo:border-bottom="0.0007in solid #000000"/>
    </style:style>
    <style:style style:name="Таблица14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Таблица14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Таблица14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Таблица14.C3" style:family="table-cell">
      <style:table-cell-properties fo:padding="0.0382in" fo:border-left="0.0139in solid #000000" fo:border-right="none" fo:border-top="none" fo:border-bottom="0.0139in solid #000000"/>
    </style:style>
    <style:style style:name="Таблица14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Таблица14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Таблица14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Таблица14.11" style:family="table-row">
      <style:table-row-properties style:min-row-height="0.3708in"/>
    </style:style>
    <style:style style:name="Таблица14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Таблица14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Таблица14.C11" style:family="table-cell">
      <style:table-cell-properties fo:padding="0.0382in" fo:border-left="0.0139in solid #000000" fo:border-right="none" fo:border-top="none" fo:border-bottom="0.0347in solid #000000"/>
    </style:style>
    <style:style style:name="Таблица14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Таблица15" style:family="table">
      <style:table-properties style:width="6.6931in" table:align="margins" style:may-break-between-rows="false" style:writing-mode="lr-tb"/>
    </style:style>
    <style:style style:name="Таблица15.A" style:family="table-column">
      <style:table-column-properties style:column-width="1.6729in" style:rel-column-width="16383*"/>
    </style:style>
    <style:style style:name="Таблица15.D" style:family="table-column">
      <style:table-column-properties style:column-width="1.6736in" style:rel-column-width="16386*"/>
    </style:style>
    <style:style style:name="Таблица15.A1" style:family="table-cell">
      <style:table-cell-properties fo:padding="0.0382in" fo:border-left="none" fo:border-right="none" fo:border-top="none" fo:border-bottom="0.0007in solid #000000"/>
    </style:style>
    <style:style style:name="Таблица15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Таблица15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Таблица15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Таблица15.C3" style:family="table-cell">
      <style:table-cell-properties fo:padding="0.0382in" fo:border-left="0.0139in solid #000000" fo:border-right="none" fo:border-top="none" fo:border-bottom="0.0139in solid #000000"/>
    </style:style>
    <style:style style:name="Таблица15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Таблица15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Таблица15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Таблица15.11" style:family="table-row">
      <style:table-row-properties style:min-row-height="0.3708in"/>
    </style:style>
    <style:style style:name="Таблица15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Таблица15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Таблица15.C11" style:family="table-cell">
      <style:table-cell-properties fo:padding="0.0382in" fo:border-left="0.0139in solid #000000" fo:border-right="none" fo:border-top="none" fo:border-bottom="0.0347in solid #000000"/>
    </style:style>
    <style:style style:name="Таблица15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Таблица16" style:family="table">
      <style:table-properties style:width="6.6931in" table:align="margins" style:may-break-between-rows="false" style:writing-mode="lr-tb"/>
    </style:style>
    <style:style style:name="Таблица16.A" style:family="table-column">
      <style:table-column-properties style:column-width="1.6729in" style:rel-column-width="16383*"/>
    </style:style>
    <style:style style:name="Таблица16.D" style:family="table-column">
      <style:table-column-properties style:column-width="1.6736in" style:rel-column-width="16386*"/>
    </style:style>
    <style:style style:name="Таблица16.A1" style:family="table-cell">
      <style:table-cell-properties fo:padding="0.0382in" fo:border-left="none" fo:border-right="none" fo:border-top="none" fo:border-bottom="0.0007in solid #000000"/>
    </style:style>
    <style:style style:name="Таблица16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Таблица16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Таблица16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Таблица16.C3" style:family="table-cell">
      <style:table-cell-properties fo:padding="0.0382in" fo:border-left="0.0139in solid #000000" fo:border-right="none" fo:border-top="none" fo:border-bottom="0.0139in solid #000000"/>
    </style:style>
    <style:style style:name="Таблица16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Таблица16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Таблица16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Таблица16.11" style:family="table-row">
      <style:table-row-properties style:min-row-height="0.3708in"/>
    </style:style>
    <style:style style:name="Таблица16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Таблица16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Таблица16.C11" style:family="table-cell">
      <style:table-cell-properties fo:padding="0.0382in" fo:border-left="0.0139in solid #000000" fo:border-right="none" fo:border-top="none" fo:border-bottom="0.0347in solid #000000"/>
    </style:style>
    <style:style style:name="Таблица16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Таблица17" style:family="table">
      <style:table-properties style:width="6.6931in" table:align="margins" style:may-break-between-rows="false" style:writing-mode="lr-tb"/>
    </style:style>
    <style:style style:name="Таблица17.A" style:family="table-column">
      <style:table-column-properties style:column-width="1.6729in" style:rel-column-width="16383*"/>
    </style:style>
    <style:style style:name="Таблица17.D" style:family="table-column">
      <style:table-column-properties style:column-width="1.6736in" style:rel-column-width="16386*"/>
    </style:style>
    <style:style style:name="Таблица17.A1" style:family="table-cell">
      <style:table-cell-properties fo:padding="0.0382in" fo:border-left="none" fo:border-right="none" fo:border-top="none" fo:border-bottom="0.0007in solid #000000"/>
    </style:style>
    <style:style style:name="Таблица17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Таблица17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Таблица17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Таблица17.C3" style:family="table-cell">
      <style:table-cell-properties fo:padding="0.0382in" fo:border-left="0.0139in solid #000000" fo:border-right="none" fo:border-top="none" fo:border-bottom="0.0139in solid #000000"/>
    </style:style>
    <style:style style:name="Таблица17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Таблица17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Таблица17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Таблица17.11" style:family="table-row">
      <style:table-row-properties style:min-row-height="0.3708in"/>
    </style:style>
    <style:style style:name="Таблица17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Таблица17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Таблица17.C11" style:family="table-cell">
      <style:table-cell-properties fo:padding="0.0382in" fo:border-left="0.0139in solid #000000" fo:border-right="none" fo:border-top="none" fo:border-bottom="0.0347in solid #000000"/>
    </style:style>
    <style:style style:name="Таблица17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Таблица18" style:family="table">
      <style:table-properties style:width="6.6931in" table:align="margins" style:may-break-between-rows="false" style:writing-mode="lr-tb"/>
    </style:style>
    <style:style style:name="Таблица18.A" style:family="table-column">
      <style:table-column-properties style:column-width="1.6729in" style:rel-column-width="16383*"/>
    </style:style>
    <style:style style:name="Таблица18.D" style:family="table-column">
      <style:table-column-properties style:column-width="1.6736in" style:rel-column-width="16386*"/>
    </style:style>
    <style:style style:name="Таблица18.A1" style:family="table-cell">
      <style:table-cell-properties fo:padding="0.0382in" fo:border-left="none" fo:border-right="none" fo:border-top="none" fo:border-bottom="0.0007in solid #000000"/>
    </style:style>
    <style:style style:name="Таблица18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Таблица18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Таблица18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Таблица18.C3" style:family="table-cell">
      <style:table-cell-properties fo:padding="0.0382in" fo:border-left="0.0139in solid #000000" fo:border-right="none" fo:border-top="none" fo:border-bottom="0.0139in solid #000000"/>
    </style:style>
    <style:style style:name="Таблица18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Таблица18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Таблица18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Таблица18.11" style:family="table-row">
      <style:table-row-properties style:min-row-height="0.3708in"/>
    </style:style>
    <style:style style:name="Таблица18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Таблица18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Таблица18.C11" style:family="table-cell">
      <style:table-cell-properties fo:padding="0.0382in" fo:border-left="0.0139in solid #000000" fo:border-right="none" fo:border-top="none" fo:border-bottom="0.0347in solid #000000"/>
    </style:style>
    <style:style style:name="Таблица18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Таблица19" style:family="table">
      <style:table-properties style:width="6.6931in" table:align="margins" style:may-break-between-rows="false" style:writing-mode="lr-tb"/>
    </style:style>
    <style:style style:name="Таблица19.A" style:family="table-column">
      <style:table-column-properties style:column-width="1.6729in" style:rel-column-width="16383*"/>
    </style:style>
    <style:style style:name="Таблица19.D" style:family="table-column">
      <style:table-column-properties style:column-width="1.6736in" style:rel-column-width="16386*"/>
    </style:style>
    <style:style style:name="Таблица19.A1" style:family="table-cell">
      <style:table-cell-properties fo:padding="0.0382in" fo:border-left="none" fo:border-right="none" fo:border-top="none" fo:border-bottom="0.0007in solid #000000"/>
    </style:style>
    <style:style style:name="Таблица1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Таблица1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Таблица19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Таблица19.C3" style:family="table-cell">
      <style:table-cell-properties fo:padding="0.0382in" fo:border-left="0.0139in solid #000000" fo:border-right="none" fo:border-top="none" fo:border-bottom="0.0139in solid #000000"/>
    </style:style>
    <style:style style:name="Таблица19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Таблица19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Таблица19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Таблица19.11" style:family="table-row">
      <style:table-row-properties style:min-row-height="0.3708in"/>
    </style:style>
    <style:style style:name="Таблица19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Таблица19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Таблица19.C11" style:family="table-cell">
      <style:table-cell-properties fo:padding="0.0382in" fo:border-left="0.0139in solid #000000" fo:border-right="none" fo:border-top="none" fo:border-bottom="0.0347in solid #000000"/>
    </style:style>
    <style:style style:name="Таблица19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12pt" style:font-size-asian="12pt" style:font-size-complex="11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1pt" fo:language="en" fo:country="US" style:font-size-asian="11pt" style:font-size-complex="11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loext:contextual-spacing="false" fo:margin-left="0in" fo:margin-right="-0.0752in" fo:margin-top="0.0417in" fo:margin-bottom="0.0417in" fo:text-align="center" style:justify-single-word="false" fo:text-indent="0in" style:auto-text-indent="false" style:snap-to-layout-grid="false"/>
      <style:text-properties fo:font-size="11pt" style:font-size-asian="11pt" style:font-size-complex="11pt"/>
    </style:style>
    <style:style style:name="P7" style:family="paragraph" style:parent-style-name="Standard">
      <style:paragraph-properties loext:contextual-spacing="false" fo:margin-left="0in" fo:margin-right="0.6398in" fo:text-indent="0in" style:auto-text-indent="false"/>
      <style:text-properties fo:color="#ffffff" style:font-name="Arial" fo:font-size="12pt" fo:language="ru" fo:country="RU" style:text-underline-style="solid" style:text-underline-width="auto" style:text-underline-color="font-color" fo:font-weight="bold" style:font-size-asian="12pt" style:font-weight-asian="bold" style:font-size-complex="11pt" style:font-weight-complex="normal"/>
    </style:style>
    <style:style style:name="P8" style:family="paragraph" style:parent-style-name="Основной_20_текст_20_2">
      <style:paragraph-properties loext:contextual-spacing="false" fo:margin-left="0in" fo:margin-right="0.6398in" fo:text-indent="0in" style:auto-text-indent="false"/>
      <style:text-properties fo:color="#ffffff" style:font-name="Arial" fo:font-size="12pt" fo:language="ru" fo:country="RU" style:text-underline-style="solid" style:text-underline-width="auto" style:text-underline-color="font-color" fo:font-weight="bold" style:font-size-asian="12pt" style:font-weight-asian="bold" style:font-size-complex="11pt" style:font-weight-complex="normal"/>
    </style:style>
    <style:style style:name="P9" style:family="paragraph" style:parent-style-name="Основной_20_текст_20_2">
      <style:paragraph-properties fo:margin-left="0in" fo:margin-right="0.6398in" fo:text-align="start" style:justify-single-word="false" fo:text-indent="0in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1pt"/>
    </style:style>
    <style:style style:name="P12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style:font-name="Arial" fo:font-size="12pt" style:font-size-asian="12pt" style:font-size-complex="11pt"/>
    </style:style>
    <style:style style:name="P13" style:family="paragraph" style:parent-style-name="Standard">
      <style:paragraph-properties loext:contextual-spacing="false"/>
      <style:text-properties fo:color="#ffffff" style:font-name="Arial" fo:font-size="12pt" fo:language="ru" fo:country="RU" style:text-underline-style="solid" style:text-underline-width="auto" style:text-underline-color="font-color" fo:font-weight="bold" style:font-size-asian="12pt" style:font-weight-asian="bold" style:font-size-complex="11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ru" fo:country="RU"/>
    </style:style>
    <style:style style:name="T4" style:family="text">
      <style:text-properties style:text-underline-style="non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0" table:style-name="t0">
        <table:table-column table:style-name="t0.A" table:number-columns-repeated="3"/>
        <table:table-column table:style-name="t0.D"/>
        <table:table-row>
          <table:table-cell table:style-name="t0.A1" table:number-columns-spanned="4" office:value-type="string">
            <text:p text:style-name="P10"/>
            <text:p text:style-name="P9">Проверка основной относительной погрешности измерения мощности дозы с блоком БДКГ-01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0.A2" table:number-rows-spanned="2" office:value-type="string">
            <text:p text:style-name="P12">Мощность дозы в контрольной точке</text:p>
          </table:table-cell>
          <table:table-cell table:style-name="t0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0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0.C3" office:value-type="string">
            <text:p text:style-name="P1">при поверке</text:p>
          </table:table-cell>
          <table:table-cell table:style-name="t0.D3" office:value-type="string">
            <text:p text:style-name="P1">по ТУ, <text:line-break/>не более</text:p>
          </table:table-cell>
        </table:table-row>
        <table:table-row table:style-name="t0.4">
          <table:table-cell table:style-name="t0.A4" office:value-type="string">
            <text:p text:style-name="P4">0,7 мкЗв/ч</text:p>
          </table:table-cell>
          <table:table-cell table:style-name="t0.C3" office:value-type="string">
            <text:p text:style-name="P3">$g01-00</text:p>
          </table:table-cell>
          <table:table-cell table:style-name="t0.C3" office:value-type="string">
            <text:p text:style-name="P3">$g01-10</text:p>
          </table:table-cell>
          <table:table-cell table:style-name="t0.D4" table:number-rows-spanned="8" office:value-type="string">
            <text:p text:style-name="P2">±<text:span text:style-name="T1">15</text:span></text:p>
          </table:table-cell>
        </table:table-row>
        <table:table-row table:style-name="t0.4">
          <table:table-cell table:style-name="t0.A4" office:value-type="string">
            <text:p text:style-name="P4">7 мкЗв/ч</text:p>
          </table:table-cell>
          <table:table-cell table:style-name="t0.C3" office:value-type="string">
            <text:p text:style-name="P3">$g01-01</text:p>
          </table:table-cell>
          <table:table-cell table:style-name="t0.C3" office:value-type="string">
            <text:p text:style-name="P3">$g01-11</text:p>
          </table:table-cell>
          <table:covered-table-cell/>
        </table:table-row>
        <table:table-row table:style-name="t0.4">
          <table:table-cell table:style-name="t0.A4" office:value-type="string">
            <text:p text:style-name="P4">70 мкЗв/ч</text:p>
          </table:table-cell>
          <table:table-cell table:style-name="t0.C3" office:value-type="string">
            <text:p text:style-name="P3">$g01-02</text:p>
          </table:table-cell>
          <table:table-cell table:style-name="t0.C3" office:value-type="string">
            <text:p text:style-name="P3">$g01-12</text:p>
          </table:table-cell>
          <table:covered-table-cell/>
        </table:table-row>
        <table:table-row table:style-name="t0.4">
          <table:table-cell table:style-name="t0.A4" office:value-type="string">
            <text:p text:style-name="P4">0.7 мЗв/ч</text:p>
          </table:table-cell>
          <table:table-cell table:style-name="t0.C3" office:value-type="string">
            <text:p text:style-name="P3">$g01-03</text:p>
          </table:table-cell>
          <table:table-cell table:style-name="t0.C3" office:value-type="string">
            <text:p text:style-name="P3">$g01-13</text:p>
          </table:table-cell>
          <table:covered-table-cell/>
        </table:table-row>
        <table:table-row table:style-name="t0.4">
          <table:table-cell table:style-name="t0.A4" office:value-type="string">
            <text:p text:style-name="P4">7,0 мЗв/ч</text:p>
          </table:table-cell>
          <table:table-cell table:style-name="t0.C3" office:value-type="string">
            <text:p text:style-name="P3">$g01-04</text:p>
          </table:table-cell>
          <table:table-cell table:style-name="t0.C3" office:value-type="string">
            <text:p text:style-name="P3">$g01-14</text:p>
          </table:table-cell>
          <table:covered-table-cell/>
        </table:table-row>
        <table:table-row table:style-name="t0.4">
          <table:table-cell table:style-name="t0.A4" office:value-type="string">
            <text:p text:style-name="P4">70 мЗв/ч</text:p>
          </table:table-cell>
          <table:table-cell table:style-name="t0.C3" office:value-type="string">
            <text:p text:style-name="P3">$g01-05</text:p>
          </table:table-cell>
          <table:table-cell table:style-name="t0.C3" office:value-type="string">
            <text:p text:style-name="P3">$g01-15</text:p>
          </table:table-cell>
          <table:covered-table-cell/>
        </table:table-row>
        <table:table-row table:style-name="t0.4">
          <table:table-cell table:style-name="t0.A4" office:value-type="string">
            <text:p text:style-name="P4">0,7 Зв/ч</text:p>
          </table:table-cell>
          <table:table-cell table:style-name="t0.C3" office:value-type="string">
            <text:p text:style-name="P3">$g01-06</text:p>
          </table:table-cell>
          <table:table-cell table:style-name="t0.C3" office:value-type="string">
            <text:p text:style-name="P3">$g01-16</text:p>
          </table:table-cell>
          <table:covered-table-cell/>
        </table:table-row>
        <table:table-row table:style-name="t0.4">
          <table:table-cell table:style-name="t0.A11" office:value-type="string">
            <text:p text:style-name="P4">7,<text:span text:style-name="T1">0</text:span> Зв/ч</text:p>
          </table:table-cell>
          <table:table-cell table:style-name="t0.B11" office:value-type="string">
            <text:p text:style-name="P3">$g01-07</text:p>
          </table:table-cell>
          <table:table-cell table:style-name="t0.B11" office:value-type="string">
            <text:p text:style-name="P3">$g01-17</text:p>
          </table:table-cell>
          <table:covered-table-cell/>
        </table:table-row>
      </table:table>
      <table:table table:name="t1" table:style-name="t1">
        <table:table-column table:style-name="t1.A" table:number-columns-repeated="3"/>
        <table:table-column table:style-name="t1.D"/>
        <table:table-row>
          <table:table-cell table:style-name="t1.A1" table:number-columns-spanned="4" office:value-type="string">
            <text:p text:style-name="P10"/>
            <text:p text:style-name="P9">Проверка основной относительной погрешности измерения мощности дозы с блоком БДКГ-0<text:span text:style-name="T1">3</text:span>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12">Мощность дозы в контрольной точке</text:p>
          </table:table-cell>
          <table:table-cell table:style-name="t1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.C3" office:value-type="string">
            <text:p text:style-name="P1">при поверке</text:p>
          </table:table-cell>
          <table:table-cell table:style-name="t1.D3" office:value-type="string">
            <text:p text:style-name="P1">по ТУ, <text:line-break/>не более</text:p>
          </table:table-cell>
        </table:table-row>
        <table:table-row table:style-name="t1.4">
          <table:table-cell table:style-name="t1.A4" office:value-type="string">
            <text:p text:style-name="P4"><text:span text:style-name="T1">0,07</text:span> мкЗв/ч</text:p>
          </table:table-cell>
          <table:table-cell table:style-name="t1.C3" office:value-type="string">
            <text:p text:style-name="P3">$g03-00</text:p>
          </table:table-cell>
          <table:table-cell table:style-name="t1.C3" office:value-type="string">
            <text:p text:style-name="P3">$g03-10</text:p>
          </table:table-cell>
          <table:table-cell table:style-name="t1.D4" table:number-rows-spanned="5" office:value-type="string">
            <text:p text:style-name="P2">±<text:span text:style-name="T1">20</text:span></text:p>
          </table:table-cell>
        </table:table-row>
        <table:table-row table:style-name="t1.4">
          <table:table-cell table:style-name="t1.A4" office:value-type="string">
            <text:p text:style-name="P4">0,7 мкЗв/ч</text:p>
          </table:table-cell>
          <table:table-cell table:style-name="t1.C3" office:value-type="string">
            <text:p text:style-name="P3">$g03-01</text:p>
          </table:table-cell>
          <table:table-cell table:style-name="t1.C3" office:value-type="string">
            <text:p text:style-name="P3">$g03-11</text:p>
          </table:table-cell>
          <table:covered-table-cell/>
        </table:table-row>
        <table:table-row table:style-name="t1.4">
          <table:table-cell table:style-name="t1.A4" office:value-type="string">
            <text:p text:style-name="P4">7 мкЗв/ч</text:p>
          </table:table-cell>
          <table:table-cell table:style-name="t1.C3" office:value-type="string">
            <text:p text:style-name="P3">$g03-02</text:p>
          </table:table-cell>
          <table:table-cell table:style-name="t1.C3" office:value-type="string">
            <text:p text:style-name="P3">$g03-12</text:p>
          </table:table-cell>
          <table:covered-table-cell/>
        </table:table-row>
        <table:table-row table:style-name="t1.4">
          <table:table-cell table:style-name="t1.A4" office:value-type="string">
            <text:p text:style-name="P4">70 мкЗв/ч</text:p>
          </table:table-cell>
          <table:table-cell table:style-name="t1.C3" office:value-type="string">
            <text:p text:style-name="P3">$g03-03</text:p>
          </table:table-cell>
          <table:table-cell table:style-name="t1.C3" office:value-type="string">
            <text:p text:style-name="P3">$g03-13</text:p>
          </table:table-cell>
          <table:covered-table-cell/>
        </table:table-row>
        <table:table-row table:style-name="t1.4">
          <table:table-cell table:style-name="t1.A8" office:value-type="string">
            <text:p text:style-name="P4">0.7 мЗв/ч</text:p>
          </table:table-cell>
          <table:table-cell table:style-name="t1.B8" office:value-type="string">
            <text:p text:style-name="P3">$g03-04</text:p>
          </table:table-cell>
          <table:table-cell table:style-name="t1.B8" office:value-type="string">
            <text:p text:style-name="P3">$g03-14</text:p>
          </table:table-cell>
          <table:covered-table-cell/>
        </table:table-row>
      </table:table>
      <table:table table:name="t2" table:style-name="t2">
        <table:table-column table:style-name="t2.A" table:number-columns-repeated="3"/>
        <table:table-column table:style-name="t2.D"/>
        <text:soft-page-break/>
        <table:table-row>
          <table:table-cell table:style-name="t2.A1" table:number-columns-spanned="4" office:value-type="string">
            <text:p text:style-name="P9"/>
            <text:p text:style-name="P9">Проверка основной относительной погрешности измерения мощности дозы с блоком БДКГ-0<text:span text:style-name="T1">4</text:span>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2.A2" table:number-rows-spanned="2" office:value-type="string">
            <text:p text:style-name="P12">Мощность дозы в контрольной точке</text:p>
          </table:table-cell>
          <table:table-cell table:style-name="t2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2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2.C3" office:value-type="string">
            <text:p text:style-name="P1">при поверке</text:p>
          </table:table-cell>
          <table:table-cell table:style-name="t2.D3" office:value-type="string">
            <text:p text:style-name="P1">по ТУ, <text:line-break/>не более</text:p>
          </table:table-cell>
        </table:table-row>
        <table:table-row table:style-name="t2.4">
          <table:table-cell table:style-name="t2.A4" office:value-type="string">
            <text:p text:style-name="P4">0,7 мкЗв/ч</text:p>
          </table:table-cell>
          <table:table-cell table:style-name="t2.C3" office:value-type="string">
            <text:p text:style-name="P3">$g04-00</text:p>
          </table:table-cell>
          <table:table-cell table:style-name="t2.C3" office:value-type="string">
            <text:p text:style-name="P3">$g04-10</text:p>
          </table:table-cell>
          <table:table-cell table:style-name="t2.D4" table:number-rows-spanned="8" office:value-type="string">
            <text:p text:style-name="P2">±<text:span text:style-name="T1">15</text:span></text:p>
          </table:table-cell>
        </table:table-row>
        <table:table-row table:style-name="t2.4">
          <table:table-cell table:style-name="t2.A4" office:value-type="string">
            <text:p text:style-name="P4">7 мкЗв/ч</text:p>
          </table:table-cell>
          <table:table-cell table:style-name="t2.C3" office:value-type="string">
            <text:p text:style-name="P3">$g04-01</text:p>
          </table:table-cell>
          <table:table-cell table:style-name="t2.C3" office:value-type="string">
            <text:p text:style-name="P3">$g04-11</text:p>
          </table:table-cell>
          <table:covered-table-cell/>
        </table:table-row>
        <table:table-row table:style-name="t2.4">
          <table:table-cell table:style-name="t2.A4" office:value-type="string">
            <text:p text:style-name="P4">70 мкЗв/ч</text:p>
          </table:table-cell>
          <table:table-cell table:style-name="t2.C3" office:value-type="string">
            <text:p text:style-name="P3">$g04-02</text:p>
          </table:table-cell>
          <table:table-cell table:style-name="t2.C3" office:value-type="string">
            <text:p text:style-name="P3">$g04-12</text:p>
          </table:table-cell>
          <table:covered-table-cell/>
        </table:table-row>
        <table:table-row table:style-name="t2.4">
          <table:table-cell table:style-name="t2.A4" office:value-type="string">
            <text:p text:style-name="P4">0.7 мЗв/ч</text:p>
          </table:table-cell>
          <table:table-cell table:style-name="t2.C3" office:value-type="string">
            <text:p text:style-name="P3">$g04-03</text:p>
          </table:table-cell>
          <table:table-cell table:style-name="t2.C3" office:value-type="string">
            <text:p text:style-name="P3">$g04-13</text:p>
          </table:table-cell>
          <table:covered-table-cell/>
        </table:table-row>
        <table:table-row table:style-name="t2.4">
          <table:table-cell table:style-name="t2.A4" office:value-type="string">
            <text:p text:style-name="P4">7,0 мЗв/ч</text:p>
          </table:table-cell>
          <table:table-cell table:style-name="t2.C3" office:value-type="string">
            <text:p text:style-name="P3">$g04-04</text:p>
          </table:table-cell>
          <table:table-cell table:style-name="t2.C3" office:value-type="string">
            <text:p text:style-name="P3">$g04-14</text:p>
          </table:table-cell>
          <table:covered-table-cell/>
        </table:table-row>
        <table:table-row table:style-name="t2.4">
          <table:table-cell table:style-name="t2.A4" office:value-type="string">
            <text:p text:style-name="P4">70 мЗв/ч</text:p>
          </table:table-cell>
          <table:table-cell table:style-name="t2.C3" office:value-type="string">
            <text:p text:style-name="P3">$g04-05</text:p>
          </table:table-cell>
          <table:table-cell table:style-name="t2.C3" office:value-type="string">
            <text:p text:style-name="P3">$g04-15</text:p>
          </table:table-cell>
          <table:covered-table-cell/>
        </table:table-row>
        <table:table-row table:style-name="t2.4">
          <table:table-cell table:style-name="t2.A4" office:value-type="string">
            <text:p text:style-name="P4">0,7 Зв/ч</text:p>
          </table:table-cell>
          <table:table-cell table:style-name="t2.C3" office:value-type="string">
            <text:p text:style-name="P3">$g04-06</text:p>
          </table:table-cell>
          <table:table-cell table:style-name="t2.C3" office:value-type="string">
            <text:p text:style-name="P3">$g04-16</text:p>
          </table:table-cell>
          <table:covered-table-cell/>
        </table:table-row>
        <table:table-row table:style-name="t2.4">
          <table:table-cell table:style-name="t2.A11" office:value-type="string">
            <text:p text:style-name="P4">7,<text:span text:style-name="T1">0</text:span> Зв/ч</text:p>
          </table:table-cell>
          <table:table-cell table:style-name="t2.B11" office:value-type="string">
            <text:p text:style-name="P3">$g04-07</text:p>
          </table:table-cell>
          <table:table-cell table:style-name="t2.B11" office:value-type="string">
            <text:p text:style-name="P3">$g04-17</text:p>
          </table:table-cell>
          <table:covered-table-cell/>
        </table:table-row>
      </table:table>
      <table:table table:name="t3" table:style-name="t3">
        <table:table-column table:style-name="t3.A" table:number-columns-repeated="3"/>
        <table:table-column table:style-name="t3.D"/>
        <table:table-row>
          <table:table-cell table:style-name="t3.A1" table:number-columns-spanned="4" office:value-type="string">
            <text:p text:style-name="P9"/>
            <text:p text:style-name="P9">Проверка основной относительной погрешности измерения мощности дозы с блоком БДКГ-0<text:span text:style-name="T1">5</text:span>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3.A2" table:number-rows-spanned="2" office:value-type="string">
            <text:p text:style-name="P12">Мощность дозы в контрольной точке</text:p>
          </table:table-cell>
          <table:table-cell table:style-name="t3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3.C3" office:value-type="string">
            <text:p text:style-name="P1">при поверке</text:p>
          </table:table-cell>
          <table:table-cell table:style-name="t3.D3" office:value-type="string">
            <text:p text:style-name="P1">по ТУ, <text:line-break/>не более</text:p>
          </table:table-cell>
        </table:table-row>
        <table:table-row table:style-name="t3.4">
          <table:table-cell table:style-name="t3.A4" office:value-type="string">
            <text:p text:style-name="P4"><text:span text:style-name="T1">0,07</text:span> мкЗв/ч</text:p>
          </table:table-cell>
          <table:table-cell table:style-name="t3.C3" office:value-type="string">
            <text:p text:style-name="P3">$g05-00</text:p>
          </table:table-cell>
          <table:table-cell table:style-name="t3.C3" office:value-type="string">
            <text:p text:style-name="P3">$g05-10</text:p>
          </table:table-cell>
          <table:table-cell table:style-name="t3.D4" table:number-rows-spanned="4" office:value-type="string">
            <text:p text:style-name="P2">±<text:span text:style-name="T1">15</text:span></text:p>
          </table:table-cell>
        </table:table-row>
        <table:table-row table:style-name="t3.4">
          <table:table-cell table:style-name="t3.A4" office:value-type="string">
            <text:p text:style-name="P4">0,7 мкЗв/ч</text:p>
          </table:table-cell>
          <table:table-cell table:style-name="t3.C3" office:value-type="string">
            <text:p text:style-name="P3">$g05-01</text:p>
          </table:table-cell>
          <table:table-cell table:style-name="t3.C3" office:value-type="string">
            <text:p text:style-name="P3">$g05-11</text:p>
          </table:table-cell>
          <table:covered-table-cell/>
        </table:table-row>
        <table:table-row table:style-name="t3.4">
          <table:table-cell table:style-name="t3.A4" office:value-type="string">
            <text:p text:style-name="P4">7 мкЗв/ч</text:p>
          </table:table-cell>
          <table:table-cell table:style-name="t3.C3" office:value-type="string">
            <text:p text:style-name="P3">$g05-02</text:p>
          </table:table-cell>
          <table:table-cell table:style-name="t3.C3" office:value-type="string">
            <text:p text:style-name="P3">$g05-12</text:p>
          </table:table-cell>
          <table:covered-table-cell/>
        </table:table-row>
        <table:table-row table:style-name="t3.4">
          <table:table-cell table:style-name="t3.A7" office:value-type="string">
            <text:p text:style-name="P4">70 мкЗв/ч</text:p>
          </table:table-cell>
          <table:table-cell table:style-name="t3.B7" office:value-type="string">
            <text:p text:style-name="P3">$g05-03</text:p>
          </table:table-cell>
          <table:table-cell table:style-name="t3.B7" office:value-type="string">
            <text:p text:style-name="P3">$g05-13</text:p>
          </table:table-cell>
          <table:covered-table-cell/>
        </table:table-row>
      </table:table>
      <table:table table:name="t4" table:style-name="t4">
        <table:table-column table:style-name="t4.A" table:number-columns-repeated="3"/>
        <table:table-column table:style-name="t4.D"/>
        <text:soft-page-break/>
        <table:table-row>
          <table:table-cell table:style-name="t4.A1" table:number-columns-spanned="4" office:value-type="string">
            <text:p text:style-name="P9"/>
            <text:p text:style-name="P9">Проверка основной относительной погрешности измерения мощности дозы с блоком БДКГ-<text:span text:style-name="T1">11</text:span>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4.A2" table:number-rows-spanned="2" office:value-type="string">
            <text:p text:style-name="P12">Мощность дозы в контрольной точке</text:p>
          </table:table-cell>
          <table:table-cell table:style-name="t4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4.C3" office:value-type="string">
            <text:p text:style-name="P1">при поверке</text:p>
          </table:table-cell>
          <table:table-cell table:style-name="t4.D3" office:value-type="string">
            <text:p text:style-name="P1">по ТУ, <text:line-break/>не более</text:p>
          </table:table-cell>
        </table:table-row>
        <table:table-row table:style-name="t4.4">
          <table:table-cell table:style-name="t4.A4" office:value-type="string">
            <text:p text:style-name="P4"><text:span text:style-name="T1">0,07</text:span> мкЗв/ч</text:p>
          </table:table-cell>
          <table:table-cell table:style-name="t4.C3" office:value-type="string">
            <text:p text:style-name="P3">$g11-00</text:p>
          </table:table-cell>
          <table:table-cell table:style-name="t4.C3" office:value-type="string">
            <text:p text:style-name="P3">$g11-10</text:p>
          </table:table-cell>
          <table:table-cell table:style-name="t4.D4" table:number-rows-spanned="4" office:value-type="string">
            <text:p text:style-name="P2">±<text:span text:style-name="T1">15</text:span></text:p>
          </table:table-cell>
        </table:table-row>
        <table:table-row table:style-name="t4.4">
          <table:table-cell table:style-name="t4.A4" office:value-type="string">
            <text:p text:style-name="P4">0,7 мкЗв/ч</text:p>
          </table:table-cell>
          <table:table-cell table:style-name="t4.C3" office:value-type="string">
            <text:p text:style-name="P3">$g11-01</text:p>
          </table:table-cell>
          <table:table-cell table:style-name="t4.C3" office:value-type="string">
            <text:p text:style-name="P3">$g11-11</text:p>
          </table:table-cell>
          <table:covered-table-cell/>
        </table:table-row>
        <table:table-row table:style-name="t4.4">
          <table:table-cell table:style-name="t4.A4" office:value-type="string">
            <text:p text:style-name="P4">7 мкЗв/ч</text:p>
          </table:table-cell>
          <table:table-cell table:style-name="t4.C3" office:value-type="string">
            <text:p text:style-name="P3">$g11-02</text:p>
          </table:table-cell>
          <table:table-cell table:style-name="t4.C3" office:value-type="string">
            <text:p text:style-name="P3">$g11-12</text:p>
          </table:table-cell>
          <table:covered-table-cell/>
        </table:table-row>
        <table:table-row table:style-name="t4.4">
          <table:table-cell table:style-name="t4.A7" office:value-type="string">
            <text:p text:style-name="P4">70 мкЗв/ч</text:p>
          </table:table-cell>
          <table:table-cell table:style-name="t4.B7" office:value-type="string">
            <text:p text:style-name="P3">$g11-03</text:p>
          </table:table-cell>
          <table:table-cell table:style-name="t4.B7" office:value-type="string">
            <text:p text:style-name="P3">$g11-13</text:p>
          </table:table-cell>
          <table:covered-table-cell/>
        </table:table-row>
      </table:table>
      <table:table table:name="t5" table:style-name="t5">
        <table:table-column table:style-name="t5.A" table:number-columns-repeated="3"/>
        <table:table-column table:style-name="t5.D"/>
        <table:table-row>
          <table:table-cell table:style-name="t5.A1" table:number-columns-spanned="4" office:value-type="string">
            <text:p text:style-name="P10"/>
            <text:p text:style-name="P9">Проверка основной относительной погрешности измерения мощности дозы с блоком БДКГ-<text:span text:style-name="T1">17</text:span>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5.A2" table:number-rows-spanned="2" office:value-type="string">
            <text:p text:style-name="P12">Мощность дозы в контрольной точке</text:p>
          </table:table-cell>
          <table:table-cell table:style-name="t5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5.C3" office:value-type="string">
            <text:p text:style-name="P1">при поверке</text:p>
          </table:table-cell>
          <table:table-cell table:style-name="t5.D3" office:value-type="string">
            <text:p text:style-name="P1">по ТУ, <text:line-break/>не более</text:p>
          </table:table-cell>
        </table:table-row>
        <table:table-row table:style-name="t5.4">
          <table:table-cell table:style-name="t5.A4" office:value-type="string">
            <text:p text:style-name="P4"><text:span text:style-name="T1">7,0</text:span> мЗв/ч</text:p>
          </table:table-cell>
          <table:table-cell table:style-name="t5.C3" office:value-type="string">
            <text:p text:style-name="P3">$g17-00</text:p>
          </table:table-cell>
          <table:table-cell table:style-name="t5.C3" office:value-type="string">
            <text:p text:style-name="P3">$g17-10</text:p>
          </table:table-cell>
          <table:table-cell table:style-name="t5.D4" table:number-rows-spanned="5" office:value-type="string">
            <text:p text:style-name="P2">±<text:span text:style-name="T1">20</text:span></text:p>
          </table:table-cell>
        </table:table-row>
        <table:table-row table:style-name="t5.4">
          <table:table-cell table:style-name="t5.A4" office:value-type="string">
            <text:p text:style-name="P4">7<text:span text:style-name="T1">0</text:span> мЗв/ч</text:p>
          </table:table-cell>
          <table:table-cell table:style-name="t5.C3" office:value-type="string">
            <text:p text:style-name="P3">$g17-01</text:p>
          </table:table-cell>
          <table:table-cell table:style-name="t5.C3" office:value-type="string">
            <text:p text:style-name="P3">$g17-11</text:p>
          </table:table-cell>
          <table:covered-table-cell/>
        </table:table-row>
        <table:table-row table:style-name="t5.4">
          <table:table-cell table:style-name="t5.A4" office:value-type="string">
            <text:p text:style-name="P4"><text:span text:style-name="T1">0,</text:span>7 Зв/ч</text:p>
          </table:table-cell>
          <table:table-cell table:style-name="t5.C3" office:value-type="string">
            <text:p text:style-name="P3">$g17-02</text:p>
          </table:table-cell>
          <table:table-cell table:style-name="t5.C3" office:value-type="string">
            <text:p text:style-name="P3">$g17-12</text:p>
          </table:table-cell>
          <table:covered-table-cell/>
        </table:table-row>
        <table:table-row table:style-name="t5.4">
          <table:table-cell table:style-name="t5.A4" office:value-type="string">
            <text:p text:style-name="P4">7 Зв/ч</text:p>
          </table:table-cell>
          <table:table-cell table:style-name="t5.C3" office:value-type="string">
            <text:p text:style-name="P3">$g17-03</text:p>
          </table:table-cell>
          <table:table-cell table:style-name="t5.C3" office:value-type="string">
            <text:p text:style-name="P3">$g17-13</text:p>
          </table:table-cell>
          <table:covered-table-cell/>
        </table:table-row>
        <table:table-row table:style-name="t5.4">
          <table:table-cell table:style-name="t5.A8" office:value-type="string">
            <text:p text:style-name="P4"><text:span text:style-name="T1">30-70</text:span> Зв/ч</text:p>
          </table:table-cell>
          <table:table-cell table:style-name="t5.B8" office:value-type="string">
            <text:p text:style-name="P3">$g17-04</text:p>
          </table:table-cell>
          <table:table-cell table:style-name="t5.B8" office:value-type="string">
            <text:p text:style-name="P3">$g17-14</text:p>
          </table:table-cell>
          <table:covered-table-cell/>
        </table:table-row>
      </table:table>
      <table:table table:name="t6" table:style-name="t6">
        <table:table-column table:style-name="t6.A" table:number-columns-repeated="3"/>
        <table:table-column table:style-name="t6.D"/>
        <text:soft-page-break/>
        <table:table-row>
          <table:table-cell table:style-name="t6.A1" table:number-columns-spanned="4" office:value-type="string">
            <text:p text:style-name="P9"/>
            <text:p text:style-name="P9">Проверка основной относительной погрешности измерения мощности дозы с блоком БДКГ-<text:span text:style-name="T1">24</text:span>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6.A2" table:number-rows-spanned="2" office:value-type="string">
            <text:p text:style-name="P12">Мощность дозы в контрольной точке</text:p>
          </table:table-cell>
          <table:table-cell table:style-name="t6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6.C3" office:value-type="string">
            <text:p text:style-name="P1">при поверке</text:p>
          </table:table-cell>
          <table:table-cell table:style-name="t6.D3" office:value-type="string">
            <text:p text:style-name="P1">по ТУ, <text:line-break/>не более</text:p>
          </table:table-cell>
        </table:table-row>
        <table:table-row table:style-name="t6.4">
          <table:table-cell table:style-name="t6.A4" office:value-type="string">
            <text:p text:style-name="P4">0,7 мкЗв/ч</text:p>
          </table:table-cell>
          <table:table-cell table:style-name="t6.C3" office:value-type="string">
            <text:p text:style-name="P3">$g24-00</text:p>
          </table:table-cell>
          <table:table-cell table:style-name="t6.C3" office:value-type="string">
            <text:p text:style-name="P3">$g24-10</text:p>
          </table:table-cell>
          <table:table-cell table:style-name="t6.D4" table:number-rows-spanned="7" office:value-type="string">
            <text:p text:style-name="P2">±<text:span text:style-name="T1">15</text:span></text:p>
          </table:table-cell>
        </table:table-row>
        <table:table-row table:style-name="t6.4">
          <table:table-cell table:style-name="t6.A4" office:value-type="string">
            <text:p text:style-name="P4">7 мкЗв/ч</text:p>
          </table:table-cell>
          <table:table-cell table:style-name="t6.C3" office:value-type="string">
            <text:p text:style-name="P3">$g24-01</text:p>
          </table:table-cell>
          <table:table-cell table:style-name="t6.C3" office:value-type="string">
            <text:p text:style-name="P3">$g24-11</text:p>
          </table:table-cell>
          <table:covered-table-cell/>
        </table:table-row>
        <table:table-row table:style-name="t6.4">
          <table:table-cell table:style-name="t6.A4" office:value-type="string">
            <text:p text:style-name="P4">70 мкЗв/ч</text:p>
          </table:table-cell>
          <table:table-cell table:style-name="t6.C3" office:value-type="string">
            <text:p text:style-name="P3">$g24-02</text:p>
          </table:table-cell>
          <table:table-cell table:style-name="t6.C3" office:value-type="string">
            <text:p text:style-name="P3">$g24-12</text:p>
          </table:table-cell>
          <table:covered-table-cell/>
        </table:table-row>
        <table:table-row table:style-name="t6.4">
          <table:table-cell table:style-name="t6.A4" office:value-type="string">
            <text:p text:style-name="P4">0.7 мЗв/ч</text:p>
          </table:table-cell>
          <table:table-cell table:style-name="t6.C3" office:value-type="string">
            <text:p text:style-name="P3">$g24-03</text:p>
          </table:table-cell>
          <table:table-cell table:style-name="t6.C3" office:value-type="string">
            <text:p text:style-name="P3">$g24-13</text:p>
          </table:table-cell>
          <table:covered-table-cell/>
        </table:table-row>
        <table:table-row table:style-name="t6.4">
          <table:table-cell table:style-name="t6.A4" office:value-type="string">
            <text:p text:style-name="P4">7,0 мЗв/ч</text:p>
          </table:table-cell>
          <table:table-cell table:style-name="t6.C3" office:value-type="string">
            <text:p text:style-name="P3">$g24-04</text:p>
          </table:table-cell>
          <table:table-cell table:style-name="t6.C3" office:value-type="string">
            <text:p text:style-name="P3">$g24-14</text:p>
          </table:table-cell>
          <table:covered-table-cell/>
        </table:table-row>
        <table:table-row table:style-name="t6.4">
          <table:table-cell table:style-name="t6.A4" office:value-type="string">
            <text:p text:style-name="P4">70 мЗв/ч</text:p>
          </table:table-cell>
          <table:table-cell table:style-name="t6.C3" office:value-type="string">
            <text:p text:style-name="P3">$g24-05</text:p>
          </table:table-cell>
          <table:table-cell table:style-name="t6.C3" office:value-type="string">
            <text:p text:style-name="P3">$g24-15</text:p>
          </table:table-cell>
          <table:covered-table-cell/>
        </table:table-row>
        <table:table-row table:style-name="t6.4">
          <table:table-cell table:style-name="t6.A10" office:value-type="string">
            <text:p text:style-name="P4">0,7 Зв/ч</text:p>
          </table:table-cell>
          <table:table-cell table:style-name="t6.B10" office:value-type="string">
            <text:p text:style-name="P3">$g24-06</text:p>
          </table:table-cell>
          <table:table-cell table:style-name="t6.B10" office:value-type="string">
            <text:p text:style-name="P3">$g24-16</text:p>
          </table:table-cell>
          <table:covered-table-cell/>
        </table:table-row>
      </table:table>
      <table:table table:name="t7" table:style-name="t7">
        <table:table-column table:style-name="t7.A" table:number-columns-repeated="3"/>
        <table:table-column table:style-name="t7.D"/>
        <table:table-row>
          <table:table-cell table:style-name="t7.A1" table:number-columns-spanned="4" office:value-type="string">
            <text:p text:style-name="P10"/>
            <text:p text:style-name="P9">Проверка основной относительной погрешности измерения мощности дозы с блоком БДКГ-30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7.A2" table:number-rows-spanned="2" office:value-type="string">
            <text:p text:style-name="P12">Мощность дозы в контрольной точке</text:p>
          </table:table-cell>
          <table:table-cell table:style-name="t7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7.C3" office:value-type="string">
            <text:p text:style-name="P1">при поверке</text:p>
          </table:table-cell>
          <table:table-cell table:style-name="t7.D3" office:value-type="string">
            <text:p text:style-name="P1">по ТУ, <text:line-break/>не более</text:p>
          </table:table-cell>
        </table:table-row>
        <table:table-row table:style-name="t7.4">
          <table:table-cell table:style-name="t7.A4" office:value-type="string">
            <text:p text:style-name="P4">0,<text:span text:style-name="T1">03</text:span> мк<text:span text:style-name="T3">Гр</text:span>/ч</text:p>
          </table:table-cell>
          <table:table-cell table:style-name="t7.C3" office:value-type="string">
            <text:p text:style-name="P3">$g<text:span text:style-name="T3">30</text:span>-00</text:p>
          </table:table-cell>
          <table:table-cell table:style-name="t7.C3" office:value-type="string">
            <text:p text:style-name="P3">$g<text:span text:style-name="T3">30</text:span>-10</text:p>
          </table:table-cell>
          <table:table-cell table:style-name="t7.D4" table:number-rows-spanned="7" office:value-type="string">
            <text:p text:style-name="P2">±<text:span text:style-name="T3">20</text:span></text:p>
          </table:table-cell>
        </table:table-row>
        <table:table-row table:style-name="t7.4">
          <table:table-cell table:style-name="t7.A4" office:value-type="string">
            <text:p text:style-name="P4">7 мк<text:span text:style-name="T3">Гр</text:span>/ч</text:p>
          </table:table-cell>
          <table:table-cell table:style-name="t7.C3" office:value-type="string">
            <text:p text:style-name="P3">$g<text:span text:style-name="T3">30</text:span>-01</text:p>
          </table:table-cell>
          <table:table-cell table:style-name="t7.C3" office:value-type="string">
            <text:p text:style-name="P3">$g<text:span text:style-name="T3">30</text:span>-11</text:p>
          </table:table-cell>
          <table:covered-table-cell/>
        </table:table-row>
        <table:table-row table:style-name="t7.4">
          <table:table-cell table:style-name="t7.A4" office:value-type="string">
            <text:p text:style-name="P4">70 мк<text:span text:style-name="T3">Гр</text:span>/ч</text:p>
          </table:table-cell>
          <table:table-cell table:style-name="t7.C3" office:value-type="string">
            <text:p text:style-name="P3">$g<text:span text:style-name="T3">30</text:span>-02</text:p>
          </table:table-cell>
          <table:table-cell table:style-name="t7.C3" office:value-type="string">
            <text:p text:style-name="P3">$g<text:span text:style-name="T3">30</text:span>-12</text:p>
          </table:table-cell>
          <table:covered-table-cell/>
        </table:table-row>
        <table:table-row table:style-name="t7.4">
          <table:table-cell table:style-name="t7.A4" office:value-type="string">
            <text:p text:style-name="P4">0.7 м<text:span text:style-name="T3">Гр</text:span>/ч</text:p>
          </table:table-cell>
          <table:table-cell table:style-name="t7.C3" office:value-type="string">
            <text:p text:style-name="P3">$g<text:span text:style-name="T3">30</text:span>-03</text:p>
          </table:table-cell>
          <table:table-cell table:style-name="t7.C3" office:value-type="string">
            <text:p text:style-name="P3">$g<text:span text:style-name="T3">30</text:span>-13</text:p>
          </table:table-cell>
          <table:covered-table-cell/>
        </table:table-row>
        <table:table-row table:style-name="t7.4">
          <table:table-cell table:style-name="t7.A4" office:value-type="string">
            <text:p text:style-name="P4">7,0 м<text:span text:style-name="T3">Гр</text:span>/ч</text:p>
          </table:table-cell>
          <table:table-cell table:style-name="t7.C3" office:value-type="string">
            <text:p text:style-name="P3">$g<text:span text:style-name="T3">30</text:span>-04</text:p>
          </table:table-cell>
          <table:table-cell table:style-name="t7.C3" office:value-type="string">
            <text:p text:style-name="P3">$g<text:span text:style-name="T3">30</text:span>-14</text:p>
          </table:table-cell>
          <table:covered-table-cell/>
        </table:table-row>
        <table:table-row table:style-name="t7.4">
          <table:table-cell table:style-name="t7.A4" office:value-type="string">
            <text:p text:style-name="P4">70 м<text:span text:style-name="T3">Гр</text:span>/ч</text:p>
          </table:table-cell>
          <table:table-cell table:style-name="t7.C3" office:value-type="string">
            <text:p text:style-name="P3">$g<text:span text:style-name="T3">30</text:span>-05</text:p>
          </table:table-cell>
          <table:table-cell table:style-name="t7.C3" office:value-type="string">
            <text:p text:style-name="P3">$g<text:span text:style-name="T3">30</text:span>-15</text:p>
          </table:table-cell>
          <table:covered-table-cell/>
        </table:table-row>
        <table:table-row table:style-name="t7.4">
          <table:table-cell table:style-name="t7.A10" office:value-type="string">
            <text:p text:style-name="P4">0,7 <text:span text:style-name="T3">Гр</text:span>/ч</text:p>
          </table:table-cell>
          <table:table-cell table:style-name="t7.B10" office:value-type="string">
            <text:p text:style-name="P3">$g<text:span text:style-name="T3">30</text:span>-06</text:p>
          </table:table-cell>
          <table:table-cell table:style-name="t7.B10" office:value-type="string">
            <text:p text:style-name="P3">$g<text:span text:style-name="T3">30</text:span>-16</text:p>
          </table:table-cell>
          <table:covered-table-cell/>
        </table:table-row>
      </table:table>
      <table:table table:name="t8" table:style-name="t8">
        <table:table-column table:style-name="t8.A" table:number-columns-repeated="3"/>
        <table:table-column table:style-name="t8.D"/>
        <text:soft-page-break/>
        <table:table-row>
          <table:table-cell table:style-name="t8.A1" table:number-columns-spanned="4" office:value-type="string">
            <text:p text:style-name="P10"/>
            <text:p text:style-name="P9">Проверка основной относительной погрешности измерения мощности дозы с блоком БДКГ-32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8.A2" table:number-rows-spanned="2" office:value-type="string">
            <text:p text:style-name="P12">Мощность дозы в контрольной точке</text:p>
          </table:table-cell>
          <table:table-cell table:style-name="t8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8.C3" office:value-type="string">
            <text:p text:style-name="P1">при поверке</text:p>
          </table:table-cell>
          <table:table-cell table:style-name="t8.D3" office:value-type="string">
            <text:p text:style-name="P1">по ТУ, <text:line-break/>не более</text:p>
          </table:table-cell>
        </table:table-row>
        <table:table-row table:style-name="t8.4">
          <table:table-cell table:style-name="t8.A4" office:value-type="string">
            <text:p text:style-name="P4"><text:span text:style-name="T3">0,07</text:span> мкЗв/ч</text:p>
          </table:table-cell>
          <table:table-cell table:style-name="t8.C3" office:value-type="string">
            <text:p text:style-name="P3">$g<text:span text:style-name="T3">32</text:span>-00</text:p>
          </table:table-cell>
          <table:table-cell table:style-name="t8.C3" office:value-type="string">
            <text:p text:style-name="P3">$g01-<text:span text:style-name="T3">32</text:span></text:p>
          </table:table-cell>
          <table:table-cell table:style-name="t8.D4" table:number-rows-spanned="9" office:value-type="string">
            <text:p text:style-name="P2">±<text:span text:style-name="T3">20</text:span></text:p>
          </table:table-cell>
        </table:table-row>
        <table:table-row table:style-name="t8.4">
          <table:table-cell table:style-name="t8.A4" office:value-type="string">
            <text:p text:style-name="P4">0,7 мкЗв/ч</text:p>
          </table:table-cell>
          <table:table-cell table:style-name="t8.C3" office:value-type="string">
            <text:p text:style-name="P3">$g<text:span text:style-name="T3">32</text:span>-01</text:p>
          </table:table-cell>
          <table:table-cell table:style-name="t8.C3" office:value-type="string">
            <text:p text:style-name="P3">$g01-<text:span text:style-name="T3">32</text:span></text:p>
          </table:table-cell>
          <table:covered-table-cell/>
        </table:table-row>
        <table:table-row table:style-name="t8.4">
          <table:table-cell table:style-name="t8.A4" office:value-type="string">
            <text:p text:style-name="P4">7 мкЗв/ч</text:p>
          </table:table-cell>
          <table:table-cell table:style-name="t8.C3" office:value-type="string">
            <text:p text:style-name="P3">$g<text:span text:style-name="T3">32</text:span>-02</text:p>
          </table:table-cell>
          <table:table-cell table:style-name="t8.C3" office:value-type="string">
            <text:p text:style-name="P3">$g01-<text:span text:style-name="T3">32</text:span></text:p>
          </table:table-cell>
          <table:covered-table-cell/>
        </table:table-row>
        <table:table-row table:style-name="t8.4">
          <table:table-cell table:style-name="t8.A4" office:value-type="string">
            <text:p text:style-name="P4">70 мкЗв/ч</text:p>
          </table:table-cell>
          <table:table-cell table:style-name="t8.C3" office:value-type="string">
            <text:p text:style-name="P3">$g<text:span text:style-name="T3">32</text:span>-03</text:p>
          </table:table-cell>
          <table:table-cell table:style-name="t8.C3" office:value-type="string">
            <text:p text:style-name="P3">$g01-<text:span text:style-name="T3">32</text:span></text:p>
          </table:table-cell>
          <table:covered-table-cell/>
        </table:table-row>
        <table:table-row table:style-name="t8.4">
          <table:table-cell table:style-name="t8.A4" office:value-type="string">
            <text:p text:style-name="P4">0.7 мЗв/ч</text:p>
          </table:table-cell>
          <table:table-cell table:style-name="t8.C3" office:value-type="string">
            <text:p text:style-name="P3">$g<text:span text:style-name="T3">32</text:span>-04</text:p>
          </table:table-cell>
          <table:table-cell table:style-name="t8.C3" office:value-type="string">
            <text:p text:style-name="P3">$g01-<text:span text:style-name="T3">32</text:span></text:p>
          </table:table-cell>
          <table:covered-table-cell/>
        </table:table-row>
        <table:table-row table:style-name="t8.4">
          <table:table-cell table:style-name="t8.A4" office:value-type="string">
            <text:p text:style-name="P4">7,0 мЗв/ч</text:p>
          </table:table-cell>
          <table:table-cell table:style-name="t8.C3" office:value-type="string">
            <text:p text:style-name="P3">$g<text:span text:style-name="T3">32</text:span>-05</text:p>
          </table:table-cell>
          <table:table-cell table:style-name="t8.C3" office:value-type="string">
            <text:p text:style-name="P3">$g01-<text:span text:style-name="T3">32</text:span></text:p>
          </table:table-cell>
          <table:covered-table-cell/>
        </table:table-row>
        <table:table-row table:style-name="t8.4">
          <table:table-cell table:style-name="t8.A4" office:value-type="string">
            <text:p text:style-name="P4">70 мЗв/ч</text:p>
          </table:table-cell>
          <table:table-cell table:style-name="t8.C3" office:value-type="string">
            <text:p text:style-name="P3">$g<text:span text:style-name="T3">32</text:span>-06</text:p>
          </table:table-cell>
          <table:table-cell table:style-name="t8.C3" office:value-type="string">
            <text:p text:style-name="P3">$g01-<text:span text:style-name="T3">32</text:span></text:p>
          </table:table-cell>
          <table:covered-table-cell/>
        </table:table-row>
        <table:table-row table:style-name="t8.4">
          <table:table-cell table:style-name="t8.A4" office:value-type="string">
            <text:p text:style-name="P4">0,<text:span text:style-name="T3">35</text:span> Зв/ч</text:p>
          </table:table-cell>
          <table:table-cell table:style-name="t8.C3" office:value-type="string">
            <text:p text:style-name="P3">$g<text:span text:style-name="T3">32</text:span>-07</text:p>
          </table:table-cell>
          <table:table-cell table:style-name="t8.C3" office:value-type="string">
            <text:p text:style-name="P3">$g01-<text:span text:style-name="T3">32</text:span></text:p>
          </table:table-cell>
          <table:covered-table-cell/>
        </table:table-row>
        <table:table-row table:style-name="t8.4">
          <table:table-cell table:style-name="t8.A12" office:value-type="string">
            <text:p text:style-name="P4"><text:span text:style-name="T3">0</text:span>,<text:span text:style-name="T3">5</text:span>Зв/ч</text:p>
          </table:table-cell>
          <table:table-cell table:style-name="t8.B12" office:value-type="string">
            <text:p text:style-name="P3">$g<text:span text:style-name="T3">32</text:span>-0<text:span text:style-name="T3">8</text:span></text:p>
          </table:table-cell>
          <table:table-cell table:style-name="t8.B12" office:value-type="string">
            <text:p text:style-name="P3">$g01-<text:span text:style-name="T3">32</text:span></text:p>
          </table:table-cell>
          <table:covered-table-cell/>
        </table:table-row>
      </table:table>
      <text:p text:style-name="Standard"/>
      <text:p text:style-name="P7"/>
      <table:table table:name="Таблица9" table:style-name="Таблица9">
        <table:table-column table:style-name="Таблица9.A" table:number-columns-repeated="3"/>
        <table:table-column table:style-name="Таблица9.D"/>
        <table:table-row>
          <table:table-cell table:style-name="Таблица9.A1" table:number-columns-spanned="4" office:value-type="string">
            <text:p text:style-name="P10"/>
            <text:p text:style-name="P10">Заголовок</text:p>
          </table:table-cell>
          <table:covered-table-cell/>
          <table:covered-table-cell/>
          <table:covered-table-cell/>
        </table:table-row>
        <table:table-row>
          <table:table-cell table:style-name="Таблица9.A2" table:number-rows-spanned="2" office:value-type="string">
            <text:p text:style-name="P12">Мощность дозы в контрольной точке</text:p>
          </table:table-cell>
          <table:table-cell table:style-name="Таблица9.B2" table:number-rows-spanned="2" office:value-type="string">
            <text:p text:style-name="P5">Измерение мощности дозы в контрольной точке</text:p>
          </table:table-cell>
          <table:table-cell table:style-name="Таблица9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Таблица9.C3" office:value-type="string">
            <text:p text:style-name="P1">при поверке</text:p>
          </table:table-cell>
          <table:table-cell table:style-name="Таблица9.D3" office:value-type="string">
            <text:p text:style-name="P1">по ТУ, <text:line-break/>не более</text:p>
          </table:table-cell>
        </table:table-row>
        <table:table-row>
          <table:table-cell table:style-name="Таблица9.A4" office:value-type="string">
            <text:p text:style-name="P6">70,0 мкЗв/ч</text:p>
          </table:table-cell>
          <table:table-cell table:style-name="Таблица9.B4" office:value-type="float" office:value="7.1">
            <text:p text:style-name="P3">7.1</text:p>
          </table:table-cell>
          <table:table-cell table:style-name="Таблица9.C3" office:value-type="string">
            <text:p text:style-name="P11"/>
          </table:table-cell>
          <table:table-cell table:style-name="Таблица9.D3" table:number-rows-spanned="8" office:value-type="string">
            <text:p text:style-name="P11"/>
          </table:table-cell>
        </table:table-row>
        <table:table-row>
          <table:table-cell table:style-name="Таблица9.A4" office:value-type="string">
            <text:p text:style-name="P6"/>
          </table:table-cell>
          <table:table-cell table:style-name="Таблица9.B4">
            <text:p text:style-name="P3"/>
          </table:table-cell>
          <table:table-cell table:style-name="Таблица9.C3" office:value-type="string">
            <text:p text:style-name="P11"/>
          </table:table-cell>
          <table:covered-table-cell/>
        </table:table-row>
        <table:table-row>
          <table:table-cell table:style-name="Таблица9.A4" office:value-type="string">
            <text:p text:style-name="P6"/>
          </table:table-cell>
          <table:table-cell table:style-name="Таблица9.B4">
            <text:p text:style-name="P3"/>
          </table:table-cell>
          <table:table-cell table:style-name="Таблица9.C3" office:value-type="string">
            <text:p text:style-name="P11"/>
          </table:table-cell>
          <table:covered-table-cell/>
        </table:table-row>
        <table:table-row>
          <table:table-cell table:style-name="Таблица9.A4" office:value-type="string">
            <text:p text:style-name="P6"/>
          </table:table-cell>
          <table:table-cell table:style-name="Таблица9.B4">
            <text:p text:style-name="P3"/>
          </table:table-cell>
          <table:table-cell table:style-name="Таблица9.C3" office:value-type="string">
            <text:p text:style-name="P11"/>
          </table:table-cell>
          <table:covered-table-cell/>
        </table:table-row>
        <table:table-row>
          <table:table-cell table:style-name="Таблица9.A4" office:value-type="string">
            <text:p text:style-name="P6"/>
          </table:table-cell>
          <table:table-cell table:style-name="Таблица9.B4">
            <text:p text:style-name="P3"/>
          </table:table-cell>
          <table:table-cell table:style-name="Таблица9.C3" office:value-type="string">
            <text:p text:style-name="P11"/>
          </table:table-cell>
          <table:covered-table-cell/>
        </table:table-row>
        <table:table-row>
          <table:table-cell table:style-name="Таблица9.A4" office:value-type="string">
            <text:p text:style-name="P6"/>
          </table:table-cell>
          <table:table-cell table:style-name="Таблица9.B4">
            <text:p text:style-name="P3"/>
          </table:table-cell>
          <table:table-cell table:style-name="Таблица9.C3" office:value-type="string">
            <text:p text:style-name="P11"/>
          </table:table-cell>
          <table:covered-table-cell/>
        </table:table-row>
        <table:table-row>
          <table:table-cell table:style-name="Таблица9.A4" office:value-type="string">
            <text:p text:style-name="P6"/>
          </table:table-cell>
          <table:table-cell table:style-name="Таблица9.B4">
            <text:p text:style-name="P3"/>
          </table:table-cell>
          <table:table-cell table:style-name="Таблица9.C3" office:value-type="string">
            <text:p text:style-name="P11"/>
          </table:table-cell>
          <table:covered-table-cell/>
        </table:table-row>
        <table:table-row table:style-name="Таблица9.11">
          <table:table-cell table:style-name="Таблица9.A11" office:value-type="string">
            <text:p text:style-name="P6">0,7 мЗв/ч</text:p>
          </table:table-cell>
          <table:table-cell table:style-name="Таблица9.B11" office:value-type="float" office:value="70">
            <text:p text:style-name="P3">70</text:p>
          </table:table-cell>
          <table:table-cell table:style-name="Таблица9.C11" office:value-type="string">
            <text:p text:style-name="P11"/>
          </table:table-cell>
          <table:covered-table-cell/>
        </table:table-row>
      </table:table>
      <text:p text:style-name="Standard"/>
      <text:p text:style-name="Standard"/>
      <table:table table:name="Таблица10" table:style-name="Таблица10">
        <table:table-column table:style-name="Таблица10.A" table:number-columns-repeated="3"/>
        <table:table-column table:style-name="Таблица10.D"/>
        <text:soft-page-break/>
        <table:table-row>
          <table:table-cell table:style-name="Таблица10.A1" table:number-columns-spanned="4" office:value-type="string">
            <text:p text:style-name="P10"/>
            <text:p text:style-name="P10">Заголовок</text:p>
          </table:table-cell>
          <table:covered-table-cell/>
          <table:covered-table-cell/>
          <table:covered-table-cell/>
        </table:table-row>
        <table:table-row>
          <table:table-cell table:style-name="Таблица10.A2" table:number-rows-spanned="2" office:value-type="string">
            <text:p text:style-name="P12">Мощность дозы в контрольной точке</text:p>
          </table:table-cell>
          <table:table-cell table:style-name="Таблица10.B2" table:number-rows-spanned="2" office:value-type="string">
            <text:p text:style-name="P5">Измерение мощности дозы в контрольной точке</text:p>
          </table:table-cell>
          <table:table-cell table:style-name="Таблица10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Таблица10.C3" office:value-type="string">
            <text:p text:style-name="P1">при поверке</text:p>
          </table:table-cell>
          <table:table-cell table:style-name="Таблица10.D3" office:value-type="string">
            <text:p text:style-name="P1">по ТУ, <text:line-break/>не более</text:p>
          </table:table-cell>
        </table:table-row>
        <table:table-row>
          <table:table-cell table:style-name="Таблица10.A4" office:value-type="string">
            <text:p text:style-name="P6">70,0 мкЗв/ч</text:p>
          </table:table-cell>
          <table:table-cell table:style-name="Таблица10.B4" office:value-type="float" office:value="7.1">
            <text:p text:style-name="P3">7.1</text:p>
          </table:table-cell>
          <table:table-cell table:style-name="Таблица10.C3" office:value-type="string">
            <text:p text:style-name="P11"/>
          </table:table-cell>
          <table:table-cell table:style-name="Таблица10.D3" office:value-type="string">
            <text:p text:style-name="P11"/>
          </table:table-cell>
        </table:table-row>
        <table:table-row>
          <table:table-cell table:style-name="Таблица10.A4" office:value-type="string">
            <text:p text:style-name="P6"/>
          </table:table-cell>
          <table:table-cell table:style-name="Таблица10.B4">
            <text:p text:style-name="P3"/>
          </table:table-cell>
          <table:table-cell table:style-name="Таблица10.C3" office:value-type="string">
            <text:p text:style-name="P11"/>
          </table:table-cell>
          <table:table-cell table:style-name="Таблица10.D3" office:value-type="string">
            <text:p text:style-name="P11"/>
          </table:table-cell>
        </table:table-row>
        <table:table-row>
          <table:table-cell table:style-name="Таблица10.A4" office:value-type="string">
            <text:p text:style-name="P6"/>
          </table:table-cell>
          <table:table-cell table:style-name="Таблица10.B4">
            <text:p text:style-name="P3"/>
          </table:table-cell>
          <table:table-cell table:style-name="Таблица10.C3" office:value-type="string">
            <text:p text:style-name="P11"/>
          </table:table-cell>
          <table:table-cell table:style-name="Таблица10.D3" office:value-type="string">
            <text:p text:style-name="P11"/>
          </table:table-cell>
        </table:table-row>
        <table:table-row>
          <table:table-cell table:style-name="Таблица10.A4" office:value-type="string">
            <text:p text:style-name="P6"/>
          </table:table-cell>
          <table:table-cell table:style-name="Таблица10.B4">
            <text:p text:style-name="P3"/>
          </table:table-cell>
          <table:table-cell table:style-name="Таблица10.C3" office:value-type="string">
            <text:p text:style-name="P11"/>
          </table:table-cell>
          <table:table-cell table:style-name="Таблица10.D3" office:value-type="string">
            <text:p text:style-name="P11"/>
          </table:table-cell>
        </table:table-row>
        <table:table-row>
          <table:table-cell table:style-name="Таблица10.A4" office:value-type="string">
            <text:p text:style-name="P6"/>
          </table:table-cell>
          <table:table-cell table:style-name="Таблица10.B4">
            <text:p text:style-name="P3"/>
          </table:table-cell>
          <table:table-cell table:style-name="Таблица10.C3" office:value-type="string">
            <text:p text:style-name="P11"/>
          </table:table-cell>
          <table:table-cell table:style-name="Таблица10.D3" office:value-type="string">
            <text:p text:style-name="P11"/>
          </table:table-cell>
        </table:table-row>
        <table:table-row>
          <table:table-cell table:style-name="Таблица10.A4" office:value-type="string">
            <text:p text:style-name="P6"/>
          </table:table-cell>
          <table:table-cell table:style-name="Таблица10.B4">
            <text:p text:style-name="P3"/>
          </table:table-cell>
          <table:table-cell table:style-name="Таблица10.C3" office:value-type="string">
            <text:p text:style-name="P11"/>
          </table:table-cell>
          <table:table-cell table:style-name="Таблица10.D3" office:value-type="string">
            <text:p text:style-name="P11"/>
          </table:table-cell>
        </table:table-row>
        <table:table-row>
          <table:table-cell table:style-name="Таблица10.A4" office:value-type="string">
            <text:p text:style-name="P6"/>
          </table:table-cell>
          <table:table-cell table:style-name="Таблица10.B4">
            <text:p text:style-name="P3"/>
          </table:table-cell>
          <table:table-cell table:style-name="Таблица10.C3" office:value-type="string">
            <text:p text:style-name="P11"/>
          </table:table-cell>
          <table:table-cell table:style-name="Таблица10.D3" office:value-type="string">
            <text:p text:style-name="P11"/>
          </table:table-cell>
        </table:table-row>
        <table:table-row table:style-name="Таблица10.11">
          <table:table-cell table:style-name="Таблица10.A11" office:value-type="string">
            <text:p text:style-name="P6">0,7 мЗв/ч</text:p>
          </table:table-cell>
          <table:table-cell table:style-name="Таблица10.B11" office:value-type="float" office:value="70">
            <text:p text:style-name="P3">70</text:p>
          </table:table-cell>
          <table:table-cell table:style-name="Таблица10.C11" office:value-type="string">
            <text:p text:style-name="P11"/>
          </table:table-cell>
          <table:table-cell table:style-name="Таблица10.D11" office:value-type="string">
            <text:p text:style-name="P11"/>
          </table:table-cell>
        </table:table-row>
      </table:table>
      <text:p text:style-name="Standard"/>
      <text:p text:style-name="Standard"/>
      <table:table table:name="Таблица11" table:style-name="Таблица11">
        <table:table-column table:style-name="Таблица11.A" table:number-columns-repeated="3"/>
        <table:table-column table:style-name="Таблица11.D"/>
        <table:table-row>
          <table:table-cell table:style-name="Таблица11.A1" table:number-columns-spanned="4" office:value-type="string">
            <text:p text:style-name="P10"/>
            <text:p text:style-name="P10">Заголовок</text:p>
          </table:table-cell>
          <table:covered-table-cell/>
          <table:covered-table-cell/>
          <table:covered-table-cell/>
        </table:table-row>
        <table:table-row>
          <table:table-cell table:style-name="Таблица11.A2" table:number-rows-spanned="2" office:value-type="string">
            <text:p text:style-name="P12">Мощность дозы в контрольной точке</text:p>
          </table:table-cell>
          <table:table-cell table:style-name="Таблица11.B2" table:number-rows-spanned="2" office:value-type="string">
            <text:p text:style-name="P5">Измерение мощности дозы в контрольной точке</text:p>
          </table:table-cell>
          <table:table-cell table:style-name="Таблица1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Таблица11.C3" office:value-type="string">
            <text:p text:style-name="P1">при поверке</text:p>
          </table:table-cell>
          <table:table-cell table:style-name="Таблица11.D3" office:value-type="string">
            <text:p text:style-name="P1">по ТУ, <text:line-break/>не более</text:p>
          </table:table-cell>
        </table:table-row>
        <table:table-row>
          <table:table-cell table:style-name="Таблица11.A4" office:value-type="string">
            <text:p text:style-name="P6">70,0 мкЗв/ч</text:p>
          </table:table-cell>
          <table:table-cell table:style-name="Таблица11.B4" office:value-type="float" office:value="7.1">
            <text:p text:style-name="P3">7.1</text:p>
          </table:table-cell>
          <table:table-cell table:style-name="Таблица11.C3" office:value-type="string">
            <text:p text:style-name="P11"/>
          </table:table-cell>
          <table:table-cell table:style-name="Таблица11.D3" office:value-type="string">
            <text:p text:style-name="P11"/>
          </table:table-cell>
        </table:table-row>
        <table:table-row>
          <table:table-cell table:style-name="Таблица11.A4" office:value-type="string">
            <text:p text:style-name="P6"/>
          </table:table-cell>
          <table:table-cell table:style-name="Таблица11.B4">
            <text:p text:style-name="P3"/>
          </table:table-cell>
          <table:table-cell table:style-name="Таблица11.C3" office:value-type="string">
            <text:p text:style-name="P11"/>
          </table:table-cell>
          <table:table-cell table:style-name="Таблица11.D3" office:value-type="string">
            <text:p text:style-name="P11"/>
          </table:table-cell>
        </table:table-row>
        <table:table-row>
          <table:table-cell table:style-name="Таблица11.A4" office:value-type="string">
            <text:p text:style-name="P6"/>
          </table:table-cell>
          <table:table-cell table:style-name="Таблица11.B4">
            <text:p text:style-name="P3"/>
          </table:table-cell>
          <table:table-cell table:style-name="Таблица11.C3" office:value-type="string">
            <text:p text:style-name="P11"/>
          </table:table-cell>
          <table:table-cell table:style-name="Таблица11.D3" office:value-type="string">
            <text:p text:style-name="P11"/>
          </table:table-cell>
        </table:table-row>
        <table:table-row>
          <table:table-cell table:style-name="Таблица11.A4" office:value-type="string">
            <text:p text:style-name="P6"/>
          </table:table-cell>
          <table:table-cell table:style-name="Таблица11.B4">
            <text:p text:style-name="P3"/>
          </table:table-cell>
          <table:table-cell table:style-name="Таблица11.C3" office:value-type="string">
            <text:p text:style-name="P11"/>
          </table:table-cell>
          <table:table-cell table:style-name="Таблица11.D3" office:value-type="string">
            <text:p text:style-name="P11"/>
          </table:table-cell>
        </table:table-row>
        <table:table-row>
          <table:table-cell table:style-name="Таблица11.A4" office:value-type="string">
            <text:p text:style-name="P6"/>
          </table:table-cell>
          <table:table-cell table:style-name="Таблица11.B4">
            <text:p text:style-name="P3"/>
          </table:table-cell>
          <table:table-cell table:style-name="Таблица11.C3" office:value-type="string">
            <text:p text:style-name="P11"/>
          </table:table-cell>
          <table:table-cell table:style-name="Таблица11.D3" office:value-type="string">
            <text:p text:style-name="P11"/>
          </table:table-cell>
        </table:table-row>
        <table:table-row>
          <table:table-cell table:style-name="Таблица11.A4" office:value-type="string">
            <text:p text:style-name="P6"/>
          </table:table-cell>
          <table:table-cell table:style-name="Таблица11.B4">
            <text:p text:style-name="P3"/>
          </table:table-cell>
          <table:table-cell table:style-name="Таблица11.C3" office:value-type="string">
            <text:p text:style-name="P11"/>
          </table:table-cell>
          <table:table-cell table:style-name="Таблица11.D3" office:value-type="string">
            <text:p text:style-name="P11"/>
          </table:table-cell>
        </table:table-row>
        <table:table-row>
          <table:table-cell table:style-name="Таблица11.A4" office:value-type="string">
            <text:p text:style-name="P6"/>
          </table:table-cell>
          <table:table-cell table:style-name="Таблица11.B4">
            <text:p text:style-name="P3"/>
          </table:table-cell>
          <table:table-cell table:style-name="Таблица11.C3" office:value-type="string">
            <text:p text:style-name="P11"/>
          </table:table-cell>
          <table:table-cell table:style-name="Таблица11.D3" office:value-type="string">
            <text:p text:style-name="P11"/>
          </table:table-cell>
        </table:table-row>
        <table:table-row table:style-name="Таблица11.11">
          <table:table-cell table:style-name="Таблица11.A11" office:value-type="string">
            <text:p text:style-name="P6">0,7 мЗв/ч</text:p>
          </table:table-cell>
          <table:table-cell table:style-name="Таблица11.B11" office:value-type="float" office:value="70">
            <text:p text:style-name="P3">70</text:p>
          </table:table-cell>
          <table:table-cell table:style-name="Таблица11.C11" office:value-type="string">
            <text:p text:style-name="P11"/>
          </table:table-cell>
          <table:table-cell table:style-name="Таблица11.D11" office:value-type="string">
            <text:p text:style-name="P11"/>
          </table:table-cell>
        </table:table-row>
      </table:table>
      <text:p text:style-name="Standard"/>
      <text:p text:style-name="Standard"/>
      <table:table table:name="Таблица12" table:style-name="Таблица12">
        <table:table-column table:style-name="Таблица12.A" table:number-columns-repeated="3"/>
        <table:table-column table:style-name="Таблица12.D"/>
        <text:soft-page-break/>
        <table:table-row>
          <table:table-cell table:style-name="Таблица12.A1" table:number-columns-spanned="4" office:value-type="string">
            <text:p text:style-name="P10"/>
            <text:p text:style-name="P10">Заголовок</text:p>
          </table:table-cell>
          <table:covered-table-cell/>
          <table:covered-table-cell/>
          <table:covered-table-cell/>
        </table:table-row>
        <table:table-row>
          <table:table-cell table:style-name="Таблица12.A2" table:number-rows-spanned="2" office:value-type="string">
            <text:p text:style-name="P12">Мощность дозы в контрольной точке</text:p>
          </table:table-cell>
          <table:table-cell table:style-name="Таблица12.B2" table:number-rows-spanned="2" office:value-type="string">
            <text:p text:style-name="P5">Измерение мощности дозы в контрольной точке</text:p>
          </table:table-cell>
          <table:table-cell table:style-name="Таблица12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Таблица12.C3" office:value-type="string">
            <text:p text:style-name="P1">при поверке</text:p>
          </table:table-cell>
          <table:table-cell table:style-name="Таблица12.D3" office:value-type="string">
            <text:p text:style-name="P1">по ТУ, <text:line-break/>не более</text:p>
          </table:table-cell>
        </table:table-row>
        <table:table-row>
          <table:table-cell table:style-name="Таблица12.A4" office:value-type="string">
            <text:p text:style-name="P6">70,0 мкЗв/ч</text:p>
          </table:table-cell>
          <table:table-cell table:style-name="Таблица12.B4" office:value-type="float" office:value="7.1">
            <text:p text:style-name="P3">7.1</text:p>
          </table:table-cell>
          <table:table-cell table:style-name="Таблица12.C3" office:value-type="string">
            <text:p text:style-name="P11"/>
          </table:table-cell>
          <table:table-cell table:style-name="Таблица12.D3" office:value-type="string">
            <text:p text:style-name="P11"/>
          </table:table-cell>
        </table:table-row>
        <table:table-row>
          <table:table-cell table:style-name="Таблица12.A4" office:value-type="string">
            <text:p text:style-name="P6"/>
          </table:table-cell>
          <table:table-cell table:style-name="Таблица12.B4">
            <text:p text:style-name="P3"/>
          </table:table-cell>
          <table:table-cell table:style-name="Таблица12.C3" office:value-type="string">
            <text:p text:style-name="P11"/>
          </table:table-cell>
          <table:table-cell table:style-name="Таблица12.D3" office:value-type="string">
            <text:p text:style-name="P11"/>
          </table:table-cell>
        </table:table-row>
        <table:table-row>
          <table:table-cell table:style-name="Таблица12.A4" office:value-type="string">
            <text:p text:style-name="P6"/>
          </table:table-cell>
          <table:table-cell table:style-name="Таблица12.B4">
            <text:p text:style-name="P3"/>
          </table:table-cell>
          <table:table-cell table:style-name="Таблица12.C3" office:value-type="string">
            <text:p text:style-name="P11"/>
          </table:table-cell>
          <table:table-cell table:style-name="Таблица12.D3" office:value-type="string">
            <text:p text:style-name="P11"/>
          </table:table-cell>
        </table:table-row>
        <table:table-row>
          <table:table-cell table:style-name="Таблица12.A4" office:value-type="string">
            <text:p text:style-name="P6"/>
          </table:table-cell>
          <table:table-cell table:style-name="Таблица12.B4">
            <text:p text:style-name="P3"/>
          </table:table-cell>
          <table:table-cell table:style-name="Таблица12.C3" office:value-type="string">
            <text:p text:style-name="P11"/>
          </table:table-cell>
          <table:table-cell table:style-name="Таблица12.D3" office:value-type="string">
            <text:p text:style-name="P11"/>
          </table:table-cell>
        </table:table-row>
        <table:table-row>
          <table:table-cell table:style-name="Таблица12.A4" office:value-type="string">
            <text:p text:style-name="P6"/>
          </table:table-cell>
          <table:table-cell table:style-name="Таблица12.B4">
            <text:p text:style-name="P3"/>
          </table:table-cell>
          <table:table-cell table:style-name="Таблица12.C3" office:value-type="string">
            <text:p text:style-name="P11"/>
          </table:table-cell>
          <table:table-cell table:style-name="Таблица12.D3" office:value-type="string">
            <text:p text:style-name="P11"/>
          </table:table-cell>
        </table:table-row>
        <table:table-row>
          <table:table-cell table:style-name="Таблица12.A4" office:value-type="string">
            <text:p text:style-name="P6"/>
          </table:table-cell>
          <table:table-cell table:style-name="Таблица12.B4">
            <text:p text:style-name="P3"/>
          </table:table-cell>
          <table:table-cell table:style-name="Таблица12.C3" office:value-type="string">
            <text:p text:style-name="P11"/>
          </table:table-cell>
          <table:table-cell table:style-name="Таблица12.D3" office:value-type="string">
            <text:p text:style-name="P11"/>
          </table:table-cell>
        </table:table-row>
        <table:table-row>
          <table:table-cell table:style-name="Таблица12.A4" office:value-type="string">
            <text:p text:style-name="P6"/>
          </table:table-cell>
          <table:table-cell table:style-name="Таблица12.B4">
            <text:p text:style-name="P3"/>
          </table:table-cell>
          <table:table-cell table:style-name="Таблица12.C3" office:value-type="string">
            <text:p text:style-name="P11"/>
          </table:table-cell>
          <table:table-cell table:style-name="Таблица12.D3" office:value-type="string">
            <text:p text:style-name="P11"/>
          </table:table-cell>
        </table:table-row>
        <table:table-row table:style-name="Таблица12.11">
          <table:table-cell table:style-name="Таблица12.A11" office:value-type="string">
            <text:p text:style-name="P6">0,7 мЗв/ч</text:p>
          </table:table-cell>
          <table:table-cell table:style-name="Таблица12.B11" office:value-type="float" office:value="70">
            <text:p text:style-name="P3">70</text:p>
          </table:table-cell>
          <table:table-cell table:style-name="Таблица12.C11" office:value-type="string">
            <text:p text:style-name="P11"/>
          </table:table-cell>
          <table:table-cell table:style-name="Таблица12.D11" office:value-type="string">
            <text:p text:style-name="P11"/>
          </table:table-cell>
        </table:table-row>
      </table:table>
      <text:p text:style-name="Standard"/>
      <text:p text:style-name="Standard"/>
      <table:table table:name="Таблица13" table:style-name="Таблица13">
        <table:table-column table:style-name="Таблица13.A" table:number-columns-repeated="3"/>
        <table:table-column table:style-name="Таблица13.D"/>
        <table:table-row>
          <table:table-cell table:style-name="Таблица13.A1" table:number-columns-spanned="4" office:value-type="string">
            <text:p text:style-name="P10"/>
            <text:p text:style-name="P10">Заголовок</text:p>
          </table:table-cell>
          <table:covered-table-cell/>
          <table:covered-table-cell/>
          <table:covered-table-cell/>
        </table:table-row>
        <table:table-row>
          <table:table-cell table:style-name="Таблица13.A2" table:number-rows-spanned="2" office:value-type="string">
            <text:p text:style-name="P12">Мощность дозы в контрольной точке</text:p>
          </table:table-cell>
          <table:table-cell table:style-name="Таблица13.B2" table:number-rows-spanned="2" office:value-type="string">
            <text:p text:style-name="P5">Измерение мощности дозы в контрольной точке</text:p>
          </table:table-cell>
          <table:table-cell table:style-name="Таблица1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Таблица13.C3" office:value-type="string">
            <text:p text:style-name="P1">при поверке</text:p>
          </table:table-cell>
          <table:table-cell table:style-name="Таблица13.D3" office:value-type="string">
            <text:p text:style-name="P1">по ТУ, <text:line-break/>не более</text:p>
          </table:table-cell>
        </table:table-row>
        <table:table-row>
          <table:table-cell table:style-name="Таблица13.A4" office:value-type="string">
            <text:p text:style-name="P6">70,0 мкЗв/ч</text:p>
          </table:table-cell>
          <table:table-cell table:style-name="Таблица13.B4" office:value-type="float" office:value="7.1">
            <text:p text:style-name="P3">7.1</text:p>
          </table:table-cell>
          <table:table-cell table:style-name="Таблица13.C3" office:value-type="string">
            <text:p text:style-name="P11"/>
          </table:table-cell>
          <table:table-cell table:style-name="Таблица13.D3" office:value-type="string">
            <text:p text:style-name="P11"/>
          </table:table-cell>
        </table:table-row>
        <table:table-row>
          <table:table-cell table:style-name="Таблица13.A4" office:value-type="string">
            <text:p text:style-name="P6"/>
          </table:table-cell>
          <table:table-cell table:style-name="Таблица13.B4">
            <text:p text:style-name="P3"/>
          </table:table-cell>
          <table:table-cell table:style-name="Таблица13.C3" office:value-type="string">
            <text:p text:style-name="P11"/>
          </table:table-cell>
          <table:table-cell table:style-name="Таблица13.D3" office:value-type="string">
            <text:p text:style-name="P11"/>
          </table:table-cell>
        </table:table-row>
        <table:table-row>
          <table:table-cell table:style-name="Таблица13.A4" office:value-type="string">
            <text:p text:style-name="P6"/>
          </table:table-cell>
          <table:table-cell table:style-name="Таблица13.B4">
            <text:p text:style-name="P3"/>
          </table:table-cell>
          <table:table-cell table:style-name="Таблица13.C3" office:value-type="string">
            <text:p text:style-name="P11"/>
          </table:table-cell>
          <table:table-cell table:style-name="Таблица13.D3" office:value-type="string">
            <text:p text:style-name="P11"/>
          </table:table-cell>
        </table:table-row>
        <table:table-row>
          <table:table-cell table:style-name="Таблица13.A4" office:value-type="string">
            <text:p text:style-name="P6"/>
          </table:table-cell>
          <table:table-cell table:style-name="Таблица13.B4">
            <text:p text:style-name="P3"/>
          </table:table-cell>
          <table:table-cell table:style-name="Таблица13.C3" office:value-type="string">
            <text:p text:style-name="P11"/>
          </table:table-cell>
          <table:table-cell table:style-name="Таблица13.D3" office:value-type="string">
            <text:p text:style-name="P11"/>
          </table:table-cell>
        </table:table-row>
        <table:table-row>
          <table:table-cell table:style-name="Таблица13.A4" office:value-type="string">
            <text:p text:style-name="P6"/>
          </table:table-cell>
          <table:table-cell table:style-name="Таблица13.B4">
            <text:p text:style-name="P3"/>
          </table:table-cell>
          <table:table-cell table:style-name="Таблица13.C3" office:value-type="string">
            <text:p text:style-name="P11"/>
          </table:table-cell>
          <table:table-cell table:style-name="Таблица13.D3" office:value-type="string">
            <text:p text:style-name="P11"/>
          </table:table-cell>
        </table:table-row>
        <table:table-row>
          <table:table-cell table:style-name="Таблица13.A4" office:value-type="string">
            <text:p text:style-name="P6"/>
          </table:table-cell>
          <table:table-cell table:style-name="Таблица13.B4">
            <text:p text:style-name="P3"/>
          </table:table-cell>
          <table:table-cell table:style-name="Таблица13.C3" office:value-type="string">
            <text:p text:style-name="P11"/>
          </table:table-cell>
          <table:table-cell table:style-name="Таблица13.D3" office:value-type="string">
            <text:p text:style-name="P11"/>
          </table:table-cell>
        </table:table-row>
        <table:table-row>
          <table:table-cell table:style-name="Таблица13.A4" office:value-type="string">
            <text:p text:style-name="P6"/>
          </table:table-cell>
          <table:table-cell table:style-name="Таблица13.B4">
            <text:p text:style-name="P3"/>
          </table:table-cell>
          <table:table-cell table:style-name="Таблица13.C3" office:value-type="string">
            <text:p text:style-name="P11"/>
          </table:table-cell>
          <table:table-cell table:style-name="Таблица13.D3" office:value-type="string">
            <text:p text:style-name="P11"/>
          </table:table-cell>
        </table:table-row>
        <table:table-row table:style-name="Таблица13.11">
          <table:table-cell table:style-name="Таблица13.A11" office:value-type="string">
            <text:p text:style-name="P6">0,7 мЗв/ч</text:p>
          </table:table-cell>
          <table:table-cell table:style-name="Таблица13.B11" office:value-type="float" office:value="70">
            <text:p text:style-name="P3">70</text:p>
          </table:table-cell>
          <table:table-cell table:style-name="Таблица13.C11" office:value-type="string">
            <text:p text:style-name="P11"/>
          </table:table-cell>
          <table:table-cell table:style-name="Таблица13.D11" office:value-type="string">
            <text:p text:style-name="P11"/>
          </table:table-cell>
        </table:table-row>
      </table:table>
      <text:p text:style-name="Standard"/>
      <text:p text:style-name="Standard"/>
      <table:table table:name="Таблица14" table:style-name="Таблица14">
        <table:table-column table:style-name="Таблица14.A" table:number-columns-repeated="3"/>
        <table:table-column table:style-name="Таблица14.D"/>
        <text:soft-page-break/>
        <table:table-row>
          <table:table-cell table:style-name="Таблица14.A1" table:number-columns-spanned="4" office:value-type="string">
            <text:p text:style-name="P10"/>
            <text:p text:style-name="P10">Заголовок</text:p>
          </table:table-cell>
          <table:covered-table-cell/>
          <table:covered-table-cell/>
          <table:covered-table-cell/>
        </table:table-row>
        <table:table-row>
          <table:table-cell table:style-name="Таблица14.A2" table:number-rows-spanned="2" office:value-type="string">
            <text:p text:style-name="P12">Мощность дозы в контрольной точке</text:p>
          </table:table-cell>
          <table:table-cell table:style-name="Таблица14.B2" table:number-rows-spanned="2" office:value-type="string">
            <text:p text:style-name="P5">Измерение мощности дозы в контрольной точке</text:p>
          </table:table-cell>
          <table:table-cell table:style-name="Таблица1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Таблица14.C3" office:value-type="string">
            <text:p text:style-name="P1">при поверке</text:p>
          </table:table-cell>
          <table:table-cell table:style-name="Таблица14.D3" office:value-type="string">
            <text:p text:style-name="P1">по ТУ, <text:line-break/>не более</text:p>
          </table:table-cell>
        </table:table-row>
        <table:table-row>
          <table:table-cell table:style-name="Таблица14.A4" office:value-type="string">
            <text:p text:style-name="P6">70,0 мкЗв/ч</text:p>
          </table:table-cell>
          <table:table-cell table:style-name="Таблица14.B4" office:value-type="float" office:value="7.1">
            <text:p text:style-name="P3">7.1</text:p>
          </table:table-cell>
          <table:table-cell table:style-name="Таблица14.C3" office:value-type="string">
            <text:p text:style-name="P11"/>
          </table:table-cell>
          <table:table-cell table:style-name="Таблица14.D3" office:value-type="string">
            <text:p text:style-name="P11"/>
          </table:table-cell>
        </table:table-row>
        <table:table-row>
          <table:table-cell table:style-name="Таблица14.A4" office:value-type="string">
            <text:p text:style-name="P6"/>
          </table:table-cell>
          <table:table-cell table:style-name="Таблица14.B4">
            <text:p text:style-name="P3"/>
          </table:table-cell>
          <table:table-cell table:style-name="Таблица14.C3" office:value-type="string">
            <text:p text:style-name="P11"/>
          </table:table-cell>
          <table:table-cell table:style-name="Таблица14.D3" office:value-type="string">
            <text:p text:style-name="P11"/>
          </table:table-cell>
        </table:table-row>
        <table:table-row>
          <table:table-cell table:style-name="Таблица14.A4" office:value-type="string">
            <text:p text:style-name="P6"/>
          </table:table-cell>
          <table:table-cell table:style-name="Таблица14.B4">
            <text:p text:style-name="P3"/>
          </table:table-cell>
          <table:table-cell table:style-name="Таблица14.C3" office:value-type="string">
            <text:p text:style-name="P11"/>
          </table:table-cell>
          <table:table-cell table:style-name="Таблица14.D3" office:value-type="string">
            <text:p text:style-name="P11"/>
          </table:table-cell>
        </table:table-row>
        <table:table-row>
          <table:table-cell table:style-name="Таблица14.A4" office:value-type="string">
            <text:p text:style-name="P6"/>
          </table:table-cell>
          <table:table-cell table:style-name="Таблица14.B4">
            <text:p text:style-name="P3"/>
          </table:table-cell>
          <table:table-cell table:style-name="Таблица14.C3" office:value-type="string">
            <text:p text:style-name="P11"/>
          </table:table-cell>
          <table:table-cell table:style-name="Таблица14.D3" office:value-type="string">
            <text:p text:style-name="P11"/>
          </table:table-cell>
        </table:table-row>
        <table:table-row>
          <table:table-cell table:style-name="Таблица14.A4" office:value-type="string">
            <text:p text:style-name="P6"/>
          </table:table-cell>
          <table:table-cell table:style-name="Таблица14.B4">
            <text:p text:style-name="P3"/>
          </table:table-cell>
          <table:table-cell table:style-name="Таблица14.C3" office:value-type="string">
            <text:p text:style-name="P11"/>
          </table:table-cell>
          <table:table-cell table:style-name="Таблица14.D3" office:value-type="string">
            <text:p text:style-name="P11"/>
          </table:table-cell>
        </table:table-row>
        <table:table-row>
          <table:table-cell table:style-name="Таблица14.A4" office:value-type="string">
            <text:p text:style-name="P6"/>
          </table:table-cell>
          <table:table-cell table:style-name="Таблица14.B4">
            <text:p text:style-name="P3"/>
          </table:table-cell>
          <table:table-cell table:style-name="Таблица14.C3" office:value-type="string">
            <text:p text:style-name="P11"/>
          </table:table-cell>
          <table:table-cell table:style-name="Таблица14.D3" office:value-type="string">
            <text:p text:style-name="P11"/>
          </table:table-cell>
        </table:table-row>
        <table:table-row>
          <table:table-cell table:style-name="Таблица14.A4" office:value-type="string">
            <text:p text:style-name="P6"/>
          </table:table-cell>
          <table:table-cell table:style-name="Таблица14.B4">
            <text:p text:style-name="P3"/>
          </table:table-cell>
          <table:table-cell table:style-name="Таблица14.C3" office:value-type="string">
            <text:p text:style-name="P11"/>
          </table:table-cell>
          <table:table-cell table:style-name="Таблица14.D3" office:value-type="string">
            <text:p text:style-name="P11"/>
          </table:table-cell>
        </table:table-row>
        <table:table-row table:style-name="Таблица14.11">
          <table:table-cell table:style-name="Таблица14.A11" office:value-type="string">
            <text:p text:style-name="P6">0,7 мЗв/ч</text:p>
          </table:table-cell>
          <table:table-cell table:style-name="Таблица14.B11" office:value-type="float" office:value="70">
            <text:p text:style-name="P3">70</text:p>
          </table:table-cell>
          <table:table-cell table:style-name="Таблица14.C11" office:value-type="string">
            <text:p text:style-name="P11"/>
          </table:table-cell>
          <table:table-cell table:style-name="Таблица14.D11" office:value-type="string">
            <text:p text:style-name="P11"/>
          </table:table-cell>
        </table:table-row>
      </table:table>
      <text:p text:style-name="Standard"/>
      <text:p text:style-name="Standard"/>
      <table:table table:name="Таблица15" table:style-name="Таблица15">
        <table:table-column table:style-name="Таблица15.A" table:number-columns-repeated="3"/>
        <table:table-column table:style-name="Таблица15.D"/>
        <table:table-row>
          <table:table-cell table:style-name="Таблица15.A1" table:number-columns-spanned="4" office:value-type="string">
            <text:p text:style-name="P10"/>
            <text:p text:style-name="P10">Заголовок</text:p>
          </table:table-cell>
          <table:covered-table-cell/>
          <table:covered-table-cell/>
          <table:covered-table-cell/>
        </table:table-row>
        <table:table-row>
          <table:table-cell table:style-name="Таблица15.A2" table:number-rows-spanned="2" office:value-type="string">
            <text:p text:style-name="P12">Мощность дозы в контрольной точке</text:p>
          </table:table-cell>
          <table:table-cell table:style-name="Таблица15.B2" table:number-rows-spanned="2" office:value-type="string">
            <text:p text:style-name="P5">Измерение мощности дозы в контрольной точке</text:p>
          </table:table-cell>
          <table:table-cell table:style-name="Таблица1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Таблица15.C3" office:value-type="string">
            <text:p text:style-name="P1">при поверке</text:p>
          </table:table-cell>
          <table:table-cell table:style-name="Таблица15.D3" office:value-type="string">
            <text:p text:style-name="P1">по ТУ, <text:line-break/>не более</text:p>
          </table:table-cell>
        </table:table-row>
        <table:table-row>
          <table:table-cell table:style-name="Таблица15.A4" office:value-type="string">
            <text:p text:style-name="P6">70,0 мкЗв/ч</text:p>
          </table:table-cell>
          <table:table-cell table:style-name="Таблица15.B4" office:value-type="float" office:value="7.1">
            <text:p text:style-name="P3">7.1</text:p>
          </table:table-cell>
          <table:table-cell table:style-name="Таблица15.C3" office:value-type="string">
            <text:p text:style-name="P11"/>
          </table:table-cell>
          <table:table-cell table:style-name="Таблица15.D3" office:value-type="string">
            <text:p text:style-name="P11"/>
          </table:table-cell>
        </table:table-row>
        <table:table-row>
          <table:table-cell table:style-name="Таблица15.A4" office:value-type="string">
            <text:p text:style-name="P6"/>
          </table:table-cell>
          <table:table-cell table:style-name="Таблица15.B4">
            <text:p text:style-name="P3"/>
          </table:table-cell>
          <table:table-cell table:style-name="Таблица15.C3" office:value-type="string">
            <text:p text:style-name="P11"/>
          </table:table-cell>
          <table:table-cell table:style-name="Таблица15.D3" office:value-type="string">
            <text:p text:style-name="P11"/>
          </table:table-cell>
        </table:table-row>
        <table:table-row>
          <table:table-cell table:style-name="Таблица15.A4" office:value-type="string">
            <text:p text:style-name="P6"/>
          </table:table-cell>
          <table:table-cell table:style-name="Таблица15.B4">
            <text:p text:style-name="P3"/>
          </table:table-cell>
          <table:table-cell table:style-name="Таблица15.C3" office:value-type="string">
            <text:p text:style-name="P11"/>
          </table:table-cell>
          <table:table-cell table:style-name="Таблица15.D3" office:value-type="string">
            <text:p text:style-name="P11"/>
          </table:table-cell>
        </table:table-row>
        <table:table-row>
          <table:table-cell table:style-name="Таблица15.A4" office:value-type="string">
            <text:p text:style-name="P6"/>
          </table:table-cell>
          <table:table-cell table:style-name="Таблица15.B4">
            <text:p text:style-name="P3"/>
          </table:table-cell>
          <table:table-cell table:style-name="Таблица15.C3" office:value-type="string">
            <text:p text:style-name="P11"/>
          </table:table-cell>
          <table:table-cell table:style-name="Таблица15.D3" office:value-type="string">
            <text:p text:style-name="P11"/>
          </table:table-cell>
        </table:table-row>
        <table:table-row>
          <table:table-cell table:style-name="Таблица15.A4" office:value-type="string">
            <text:p text:style-name="P6"/>
          </table:table-cell>
          <table:table-cell table:style-name="Таблица15.B4">
            <text:p text:style-name="P3"/>
          </table:table-cell>
          <table:table-cell table:style-name="Таблица15.C3" office:value-type="string">
            <text:p text:style-name="P11"/>
          </table:table-cell>
          <table:table-cell table:style-name="Таблица15.D3" office:value-type="string">
            <text:p text:style-name="P11"/>
          </table:table-cell>
        </table:table-row>
        <table:table-row>
          <table:table-cell table:style-name="Таблица15.A4" office:value-type="string">
            <text:p text:style-name="P6"/>
          </table:table-cell>
          <table:table-cell table:style-name="Таблица15.B4">
            <text:p text:style-name="P3"/>
          </table:table-cell>
          <table:table-cell table:style-name="Таблица15.C3" office:value-type="string">
            <text:p text:style-name="P11"/>
          </table:table-cell>
          <table:table-cell table:style-name="Таблица15.D3" office:value-type="string">
            <text:p text:style-name="P11"/>
          </table:table-cell>
        </table:table-row>
        <table:table-row>
          <table:table-cell table:style-name="Таблица15.A4" office:value-type="string">
            <text:p text:style-name="P6"/>
          </table:table-cell>
          <table:table-cell table:style-name="Таблица15.B4">
            <text:p text:style-name="P3"/>
          </table:table-cell>
          <table:table-cell table:style-name="Таблица15.C3" office:value-type="string">
            <text:p text:style-name="P11"/>
          </table:table-cell>
          <table:table-cell table:style-name="Таблица15.D3" office:value-type="string">
            <text:p text:style-name="P11"/>
          </table:table-cell>
        </table:table-row>
        <table:table-row table:style-name="Таблица15.11">
          <table:table-cell table:style-name="Таблица15.A11" office:value-type="string">
            <text:p text:style-name="P6">0,7 мЗв/ч</text:p>
          </table:table-cell>
          <table:table-cell table:style-name="Таблица15.B11" office:value-type="float" office:value="70">
            <text:p text:style-name="P3">70</text:p>
          </table:table-cell>
          <table:table-cell table:style-name="Таблица15.C11" office:value-type="string">
            <text:p text:style-name="P11"/>
          </table:table-cell>
          <table:table-cell table:style-name="Таблица15.D11" office:value-type="string">
            <text:p text:style-name="P11"/>
          </table:table-cell>
        </table:table-row>
      </table:table>
      <text:p text:style-name="Standard"/>
      <text:p text:style-name="Standard"/>
      <table:table table:name="Таблица16" table:style-name="Таблица16">
        <table:table-column table:style-name="Таблица16.A" table:number-columns-repeated="3"/>
        <table:table-column table:style-name="Таблица16.D"/>
        <text:soft-page-break/>
        <table:table-row>
          <table:table-cell table:style-name="Таблица16.A1" table:number-columns-spanned="4" office:value-type="string">
            <text:p text:style-name="P10"/>
            <text:p text:style-name="P10">Заголовок</text:p>
          </table:table-cell>
          <table:covered-table-cell/>
          <table:covered-table-cell/>
          <table:covered-table-cell/>
        </table:table-row>
        <table:table-row>
          <table:table-cell table:style-name="Таблица16.A2" table:number-rows-spanned="2" office:value-type="string">
            <text:p text:style-name="P12">Мощность дозы в контрольной точке</text:p>
          </table:table-cell>
          <table:table-cell table:style-name="Таблица16.B2" table:number-rows-spanned="2" office:value-type="string">
            <text:p text:style-name="P5">Измерение мощности дозы в контрольной точке</text:p>
          </table:table-cell>
          <table:table-cell table:style-name="Таблица1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Таблица16.C3" office:value-type="string">
            <text:p text:style-name="P1">при поверке</text:p>
          </table:table-cell>
          <table:table-cell table:style-name="Таблица16.D3" office:value-type="string">
            <text:p text:style-name="P1">по ТУ, <text:line-break/>не более</text:p>
          </table:table-cell>
        </table:table-row>
        <table:table-row>
          <table:table-cell table:style-name="Таблица16.A4" office:value-type="string">
            <text:p text:style-name="P6">70,0 мкЗв/ч</text:p>
          </table:table-cell>
          <table:table-cell table:style-name="Таблица16.B4" office:value-type="float" office:value="7.1">
            <text:p text:style-name="P3">7.1</text:p>
          </table:table-cell>
          <table:table-cell table:style-name="Таблица16.C3" office:value-type="string">
            <text:p text:style-name="P11"/>
          </table:table-cell>
          <table:table-cell table:style-name="Таблица16.D3" office:value-type="string">
            <text:p text:style-name="P11"/>
          </table:table-cell>
        </table:table-row>
        <table:table-row>
          <table:table-cell table:style-name="Таблица16.A4" office:value-type="string">
            <text:p text:style-name="P6"/>
          </table:table-cell>
          <table:table-cell table:style-name="Таблица16.B4">
            <text:p text:style-name="P3"/>
          </table:table-cell>
          <table:table-cell table:style-name="Таблица16.C3" office:value-type="string">
            <text:p text:style-name="P11"/>
          </table:table-cell>
          <table:table-cell table:style-name="Таблица16.D3" office:value-type="string">
            <text:p text:style-name="P11"/>
          </table:table-cell>
        </table:table-row>
        <table:table-row>
          <table:table-cell table:style-name="Таблица16.A4" office:value-type="string">
            <text:p text:style-name="P6"/>
          </table:table-cell>
          <table:table-cell table:style-name="Таблица16.B4">
            <text:p text:style-name="P3"/>
          </table:table-cell>
          <table:table-cell table:style-name="Таблица16.C3" office:value-type="string">
            <text:p text:style-name="P11"/>
          </table:table-cell>
          <table:table-cell table:style-name="Таблица16.D3" office:value-type="string">
            <text:p text:style-name="P11"/>
          </table:table-cell>
        </table:table-row>
        <table:table-row>
          <table:table-cell table:style-name="Таблица16.A4" office:value-type="string">
            <text:p text:style-name="P6"/>
          </table:table-cell>
          <table:table-cell table:style-name="Таблица16.B4">
            <text:p text:style-name="P3"/>
          </table:table-cell>
          <table:table-cell table:style-name="Таблица16.C3" office:value-type="string">
            <text:p text:style-name="P11"/>
          </table:table-cell>
          <table:table-cell table:style-name="Таблица16.D3" office:value-type="string">
            <text:p text:style-name="P11"/>
          </table:table-cell>
        </table:table-row>
        <table:table-row>
          <table:table-cell table:style-name="Таблица16.A4" office:value-type="string">
            <text:p text:style-name="P6"/>
          </table:table-cell>
          <table:table-cell table:style-name="Таблица16.B4">
            <text:p text:style-name="P3"/>
          </table:table-cell>
          <table:table-cell table:style-name="Таблица16.C3" office:value-type="string">
            <text:p text:style-name="P11"/>
          </table:table-cell>
          <table:table-cell table:style-name="Таблица16.D3" office:value-type="string">
            <text:p text:style-name="P11"/>
          </table:table-cell>
        </table:table-row>
        <table:table-row>
          <table:table-cell table:style-name="Таблица16.A4" office:value-type="string">
            <text:p text:style-name="P6"/>
          </table:table-cell>
          <table:table-cell table:style-name="Таблица16.B4">
            <text:p text:style-name="P3"/>
          </table:table-cell>
          <table:table-cell table:style-name="Таблица16.C3" office:value-type="string">
            <text:p text:style-name="P11"/>
          </table:table-cell>
          <table:table-cell table:style-name="Таблица16.D3" office:value-type="string">
            <text:p text:style-name="P11"/>
          </table:table-cell>
        </table:table-row>
        <table:table-row>
          <table:table-cell table:style-name="Таблица16.A4" office:value-type="string">
            <text:p text:style-name="P6"/>
          </table:table-cell>
          <table:table-cell table:style-name="Таблица16.B4">
            <text:p text:style-name="P3"/>
          </table:table-cell>
          <table:table-cell table:style-name="Таблица16.C3" office:value-type="string">
            <text:p text:style-name="P11"/>
          </table:table-cell>
          <table:table-cell table:style-name="Таблица16.D3" office:value-type="string">
            <text:p text:style-name="P11"/>
          </table:table-cell>
        </table:table-row>
        <table:table-row table:style-name="Таблица16.11">
          <table:table-cell table:style-name="Таблица16.A11" office:value-type="string">
            <text:p text:style-name="P6">0,7 мЗв/ч</text:p>
          </table:table-cell>
          <table:table-cell table:style-name="Таблица16.B11" office:value-type="float" office:value="70">
            <text:p text:style-name="P3">70</text:p>
          </table:table-cell>
          <table:table-cell table:style-name="Таблица16.C11" office:value-type="string">
            <text:p text:style-name="P11"/>
          </table:table-cell>
          <table:table-cell table:style-name="Таблица16.D11" office:value-type="string">
            <text:p text:style-name="P11"/>
          </table:table-cell>
        </table:table-row>
      </table:table>
      <text:p text:style-name="Standard"/>
      <text:p text:style-name="Standard"/>
      <table:table table:name="Таблица17" table:style-name="Таблица17">
        <table:table-column table:style-name="Таблица17.A" table:number-columns-repeated="3"/>
        <table:table-column table:style-name="Таблица17.D"/>
        <table:table-row>
          <table:table-cell table:style-name="Таблица17.A1" table:number-columns-spanned="4" office:value-type="string">
            <text:p text:style-name="P10"/>
            <text:p text:style-name="P10">Заголовок</text:p>
          </table:table-cell>
          <table:covered-table-cell/>
          <table:covered-table-cell/>
          <table:covered-table-cell/>
        </table:table-row>
        <table:table-row>
          <table:table-cell table:style-name="Таблица17.A2" table:number-rows-spanned="2" office:value-type="string">
            <text:p text:style-name="P12">Мощность дозы в контрольной точке</text:p>
          </table:table-cell>
          <table:table-cell table:style-name="Таблица17.B2" table:number-rows-spanned="2" office:value-type="string">
            <text:p text:style-name="P5">Измерение мощности дозы в контрольной точке</text:p>
          </table:table-cell>
          <table:table-cell table:style-name="Таблица1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Таблица17.C3" office:value-type="string">
            <text:p text:style-name="P1">при поверке</text:p>
          </table:table-cell>
          <table:table-cell table:style-name="Таблица17.D3" office:value-type="string">
            <text:p text:style-name="P1">по ТУ, <text:line-break/>не более</text:p>
          </table:table-cell>
        </table:table-row>
        <table:table-row>
          <table:table-cell table:style-name="Таблица17.A4" office:value-type="string">
            <text:p text:style-name="P6">70,0 мкЗв/ч</text:p>
          </table:table-cell>
          <table:table-cell table:style-name="Таблица17.B4" office:value-type="float" office:value="7.1">
            <text:p text:style-name="P3">7.1</text:p>
          </table:table-cell>
          <table:table-cell table:style-name="Таблица17.C3" office:value-type="string">
            <text:p text:style-name="P11"/>
          </table:table-cell>
          <table:table-cell table:style-name="Таблица17.D3" office:value-type="string">
            <text:p text:style-name="P11"/>
          </table:table-cell>
        </table:table-row>
        <table:table-row>
          <table:table-cell table:style-name="Таблица17.A4" office:value-type="string">
            <text:p text:style-name="P6"/>
          </table:table-cell>
          <table:table-cell table:style-name="Таблица17.B4">
            <text:p text:style-name="P3"/>
          </table:table-cell>
          <table:table-cell table:style-name="Таблица17.C3" office:value-type="string">
            <text:p text:style-name="P11"/>
          </table:table-cell>
          <table:table-cell table:style-name="Таблица17.D3" office:value-type="string">
            <text:p text:style-name="P11"/>
          </table:table-cell>
        </table:table-row>
        <table:table-row>
          <table:table-cell table:style-name="Таблица17.A4" office:value-type="string">
            <text:p text:style-name="P6"/>
          </table:table-cell>
          <table:table-cell table:style-name="Таблица17.B4">
            <text:p text:style-name="P3"/>
          </table:table-cell>
          <table:table-cell table:style-name="Таблица17.C3" office:value-type="string">
            <text:p text:style-name="P11"/>
          </table:table-cell>
          <table:table-cell table:style-name="Таблица17.D3" office:value-type="string">
            <text:p text:style-name="P11"/>
          </table:table-cell>
        </table:table-row>
        <table:table-row>
          <table:table-cell table:style-name="Таблица17.A4" office:value-type="string">
            <text:p text:style-name="P6"/>
          </table:table-cell>
          <table:table-cell table:style-name="Таблица17.B4">
            <text:p text:style-name="P3"/>
          </table:table-cell>
          <table:table-cell table:style-name="Таблица17.C3" office:value-type="string">
            <text:p text:style-name="P11"/>
          </table:table-cell>
          <table:table-cell table:style-name="Таблица17.D3" office:value-type="string">
            <text:p text:style-name="P11"/>
          </table:table-cell>
        </table:table-row>
        <table:table-row>
          <table:table-cell table:style-name="Таблица17.A4" office:value-type="string">
            <text:p text:style-name="P6"/>
          </table:table-cell>
          <table:table-cell table:style-name="Таблица17.B4">
            <text:p text:style-name="P3"/>
          </table:table-cell>
          <table:table-cell table:style-name="Таблица17.C3" office:value-type="string">
            <text:p text:style-name="P11"/>
          </table:table-cell>
          <table:table-cell table:style-name="Таблица17.D3" office:value-type="string">
            <text:p text:style-name="P11"/>
          </table:table-cell>
        </table:table-row>
        <table:table-row>
          <table:table-cell table:style-name="Таблица17.A4" office:value-type="string">
            <text:p text:style-name="P6"/>
          </table:table-cell>
          <table:table-cell table:style-name="Таблица17.B4">
            <text:p text:style-name="P3"/>
          </table:table-cell>
          <table:table-cell table:style-name="Таблица17.C3" office:value-type="string">
            <text:p text:style-name="P11"/>
          </table:table-cell>
          <table:table-cell table:style-name="Таблица17.D3" office:value-type="string">
            <text:p text:style-name="P11"/>
          </table:table-cell>
        </table:table-row>
        <table:table-row>
          <table:table-cell table:style-name="Таблица17.A4" office:value-type="string">
            <text:p text:style-name="P6"/>
          </table:table-cell>
          <table:table-cell table:style-name="Таблица17.B4">
            <text:p text:style-name="P3"/>
          </table:table-cell>
          <table:table-cell table:style-name="Таблица17.C3" office:value-type="string">
            <text:p text:style-name="P11"/>
          </table:table-cell>
          <table:table-cell table:style-name="Таблица17.D3" office:value-type="string">
            <text:p text:style-name="P11"/>
          </table:table-cell>
        </table:table-row>
        <table:table-row table:style-name="Таблица17.11">
          <table:table-cell table:style-name="Таблица17.A11" office:value-type="string">
            <text:p text:style-name="P6">0,7 мЗв/ч</text:p>
          </table:table-cell>
          <table:table-cell table:style-name="Таблица17.B11" office:value-type="float" office:value="70">
            <text:p text:style-name="P3">70</text:p>
          </table:table-cell>
          <table:table-cell table:style-name="Таблица17.C11" office:value-type="string">
            <text:p text:style-name="P11"/>
          </table:table-cell>
          <table:table-cell table:style-name="Таблица17.D11" office:value-type="string">
            <text:p text:style-name="P11"/>
          </table:table-cell>
        </table:table-row>
      </table:table>
      <text:p text:style-name="Standard"/>
      <text:p text:style-name="Standard"/>
      <table:table table:name="Таблица18" table:style-name="Таблица18">
        <table:table-column table:style-name="Таблица18.A" table:number-columns-repeated="3"/>
        <table:table-column table:style-name="Таблица18.D"/>
        <text:soft-page-break/>
        <table:table-row>
          <table:table-cell table:style-name="Таблица18.A1" table:number-columns-spanned="4" office:value-type="string">
            <text:p text:style-name="P10"/>
            <text:p text:style-name="P10">Заголовок</text:p>
          </table:table-cell>
          <table:covered-table-cell/>
          <table:covered-table-cell/>
          <table:covered-table-cell/>
        </table:table-row>
        <table:table-row>
          <table:table-cell table:style-name="Таблица18.A2" table:number-rows-spanned="2" office:value-type="string">
            <text:p text:style-name="P12">Мощность дозы в контрольной точке</text:p>
          </table:table-cell>
          <table:table-cell table:style-name="Таблица18.B2" table:number-rows-spanned="2" office:value-type="string">
            <text:p text:style-name="P5">Измерение мощности дозы в контрольной точке</text:p>
          </table:table-cell>
          <table:table-cell table:style-name="Таблица1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Таблица18.C3" office:value-type="string">
            <text:p text:style-name="P1">при поверке</text:p>
          </table:table-cell>
          <table:table-cell table:style-name="Таблица18.D3" office:value-type="string">
            <text:p text:style-name="P1">по ТУ, <text:line-break/>не более</text:p>
          </table:table-cell>
        </table:table-row>
        <table:table-row>
          <table:table-cell table:style-name="Таблица18.A4" office:value-type="string">
            <text:p text:style-name="P6">70,0 мкЗв/ч</text:p>
          </table:table-cell>
          <table:table-cell table:style-name="Таблица18.B4" office:value-type="float" office:value="7.1">
            <text:p text:style-name="P3">7.1</text:p>
          </table:table-cell>
          <table:table-cell table:style-name="Таблица18.C3" office:value-type="string">
            <text:p text:style-name="P11"/>
          </table:table-cell>
          <table:table-cell table:style-name="Таблица18.D3" office:value-type="string">
            <text:p text:style-name="P11"/>
          </table:table-cell>
        </table:table-row>
        <table:table-row>
          <table:table-cell table:style-name="Таблица18.A4" office:value-type="string">
            <text:p text:style-name="P6"/>
          </table:table-cell>
          <table:table-cell table:style-name="Таблица18.B4">
            <text:p text:style-name="P3"/>
          </table:table-cell>
          <table:table-cell table:style-name="Таблица18.C3" office:value-type="string">
            <text:p text:style-name="P11"/>
          </table:table-cell>
          <table:table-cell table:style-name="Таблица18.D3" office:value-type="string">
            <text:p text:style-name="P11"/>
          </table:table-cell>
        </table:table-row>
        <table:table-row>
          <table:table-cell table:style-name="Таблица18.A4" office:value-type="string">
            <text:p text:style-name="P6"/>
          </table:table-cell>
          <table:table-cell table:style-name="Таблица18.B4">
            <text:p text:style-name="P3"/>
          </table:table-cell>
          <table:table-cell table:style-name="Таблица18.C3" office:value-type="string">
            <text:p text:style-name="P11"/>
          </table:table-cell>
          <table:table-cell table:style-name="Таблица18.D3" office:value-type="string">
            <text:p text:style-name="P11"/>
          </table:table-cell>
        </table:table-row>
        <table:table-row>
          <table:table-cell table:style-name="Таблица18.A4" office:value-type="string">
            <text:p text:style-name="P6"/>
          </table:table-cell>
          <table:table-cell table:style-name="Таблица18.B4">
            <text:p text:style-name="P3"/>
          </table:table-cell>
          <table:table-cell table:style-name="Таблица18.C3" office:value-type="string">
            <text:p text:style-name="P11"/>
          </table:table-cell>
          <table:table-cell table:style-name="Таблица18.D3" office:value-type="string">
            <text:p text:style-name="P11"/>
          </table:table-cell>
        </table:table-row>
        <table:table-row>
          <table:table-cell table:style-name="Таблица18.A4" office:value-type="string">
            <text:p text:style-name="P6"/>
          </table:table-cell>
          <table:table-cell table:style-name="Таблица18.B4">
            <text:p text:style-name="P3"/>
          </table:table-cell>
          <table:table-cell table:style-name="Таблица18.C3" office:value-type="string">
            <text:p text:style-name="P11"/>
          </table:table-cell>
          <table:table-cell table:style-name="Таблица18.D3" office:value-type="string">
            <text:p text:style-name="P11"/>
          </table:table-cell>
        </table:table-row>
        <table:table-row>
          <table:table-cell table:style-name="Таблица18.A4" office:value-type="string">
            <text:p text:style-name="P6"/>
          </table:table-cell>
          <table:table-cell table:style-name="Таблица18.B4">
            <text:p text:style-name="P3"/>
          </table:table-cell>
          <table:table-cell table:style-name="Таблица18.C3" office:value-type="string">
            <text:p text:style-name="P11"/>
          </table:table-cell>
          <table:table-cell table:style-name="Таблица18.D3" office:value-type="string">
            <text:p text:style-name="P11"/>
          </table:table-cell>
        </table:table-row>
        <table:table-row>
          <table:table-cell table:style-name="Таблица18.A4" office:value-type="string">
            <text:p text:style-name="P6"/>
          </table:table-cell>
          <table:table-cell table:style-name="Таблица18.B4">
            <text:p text:style-name="P3"/>
          </table:table-cell>
          <table:table-cell table:style-name="Таблица18.C3" office:value-type="string">
            <text:p text:style-name="P11"/>
          </table:table-cell>
          <table:table-cell table:style-name="Таблица18.D3" office:value-type="string">
            <text:p text:style-name="P11"/>
          </table:table-cell>
        </table:table-row>
        <table:table-row table:style-name="Таблица18.11">
          <table:table-cell table:style-name="Таблица18.A11" office:value-type="string">
            <text:p text:style-name="P6">0,7 мЗв/ч</text:p>
          </table:table-cell>
          <table:table-cell table:style-name="Таблица18.B11" office:value-type="float" office:value="70">
            <text:p text:style-name="P3">70</text:p>
          </table:table-cell>
          <table:table-cell table:style-name="Таблица18.C11" office:value-type="string">
            <text:p text:style-name="P11"/>
          </table:table-cell>
          <table:table-cell table:style-name="Таблица18.D11" office:value-type="string">
            <text:p text:style-name="P11"/>
          </table:table-cell>
        </table:table-row>
      </table:table>
      <text:p text:style-name="Standard"/>
      <text:p text:style-name="Standard"/>
      <table:table table:name="Таблица19" table:style-name="Таблица19">
        <table:table-column table:style-name="Таблица19.A" table:number-columns-repeated="3"/>
        <table:table-column table:style-name="Таблица19.D"/>
        <table:table-row>
          <table:table-cell table:style-name="Таблица19.A1" table:number-columns-spanned="4" office:value-type="string">
            <text:p text:style-name="P10"/>
            <text:p text:style-name="P10">Заголовок</text:p>
          </table:table-cell>
          <table:covered-table-cell/>
          <table:covered-table-cell/>
          <table:covered-table-cell/>
        </table:table-row>
        <table:table-row>
          <table:table-cell table:style-name="Таблица19.A2" table:number-rows-spanned="2" office:value-type="string">
            <text:p text:style-name="P12">Мощность дозы в контрольной точке</text:p>
          </table:table-cell>
          <table:table-cell table:style-name="Таблица19.B2" table:number-rows-spanned="2" office:value-type="string">
            <text:p text:style-name="P5">Измерение мощности дозы в контрольной точке</text:p>
          </table:table-cell>
          <table:table-cell table:style-name="Таблица19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Таблица19.C3" office:value-type="string">
            <text:p text:style-name="P1">при поверке</text:p>
          </table:table-cell>
          <table:table-cell table:style-name="Таблица19.D3" office:value-type="string">
            <text:p text:style-name="P1">по ТУ, <text:line-break/>не более</text:p>
          </table:table-cell>
        </table:table-row>
        <table:table-row>
          <table:table-cell table:style-name="Таблица19.A4" office:value-type="string">
            <text:p text:style-name="P6">70,0 мкЗв/ч</text:p>
          </table:table-cell>
          <table:table-cell table:style-name="Таблица19.B4" office:value-type="float" office:value="7.1">
            <text:p text:style-name="P3">7.1</text:p>
          </table:table-cell>
          <table:table-cell table:style-name="Таблица19.C3" office:value-type="string">
            <text:p text:style-name="P11"/>
          </table:table-cell>
          <table:table-cell table:style-name="Таблица19.D3" office:value-type="string">
            <text:p text:style-name="P11"/>
          </table:table-cell>
        </table:table-row>
        <table:table-row>
          <table:table-cell table:style-name="Таблица19.A4" office:value-type="string">
            <text:p text:style-name="P6"/>
          </table:table-cell>
          <table:table-cell table:style-name="Таблица19.B4">
            <text:p text:style-name="P3"/>
          </table:table-cell>
          <table:table-cell table:style-name="Таблица19.C3" office:value-type="string">
            <text:p text:style-name="P11"/>
          </table:table-cell>
          <table:table-cell table:style-name="Таблица19.D3" office:value-type="string">
            <text:p text:style-name="P11"/>
          </table:table-cell>
        </table:table-row>
        <table:table-row>
          <table:table-cell table:style-name="Таблица19.A4" office:value-type="string">
            <text:p text:style-name="P6"/>
          </table:table-cell>
          <table:table-cell table:style-name="Таблица19.B4">
            <text:p text:style-name="P3"/>
          </table:table-cell>
          <table:table-cell table:style-name="Таблица19.C3" office:value-type="string">
            <text:p text:style-name="P11"/>
          </table:table-cell>
          <table:table-cell table:style-name="Таблица19.D3" office:value-type="string">
            <text:p text:style-name="P11"/>
          </table:table-cell>
        </table:table-row>
        <table:table-row>
          <table:table-cell table:style-name="Таблица19.A4" office:value-type="string">
            <text:p text:style-name="P6"/>
          </table:table-cell>
          <table:table-cell table:style-name="Таблица19.B4">
            <text:p text:style-name="P3"/>
          </table:table-cell>
          <table:table-cell table:style-name="Таблица19.C3" office:value-type="string">
            <text:p text:style-name="P11"/>
          </table:table-cell>
          <table:table-cell table:style-name="Таблица19.D3" office:value-type="string">
            <text:p text:style-name="P11"/>
          </table:table-cell>
        </table:table-row>
        <table:table-row>
          <table:table-cell table:style-name="Таблица19.A4" office:value-type="string">
            <text:p text:style-name="P6"/>
          </table:table-cell>
          <table:table-cell table:style-name="Таблица19.B4">
            <text:p text:style-name="P3"/>
          </table:table-cell>
          <table:table-cell table:style-name="Таблица19.C3" office:value-type="string">
            <text:p text:style-name="P11"/>
          </table:table-cell>
          <table:table-cell table:style-name="Таблица19.D3" office:value-type="string">
            <text:p text:style-name="P11"/>
          </table:table-cell>
        </table:table-row>
        <table:table-row>
          <table:table-cell table:style-name="Таблица19.A4" office:value-type="string">
            <text:p text:style-name="P6"/>
          </table:table-cell>
          <table:table-cell table:style-name="Таблица19.B4">
            <text:p text:style-name="P3"/>
          </table:table-cell>
          <table:table-cell table:style-name="Таблица19.C3" office:value-type="string">
            <text:p text:style-name="P11"/>
          </table:table-cell>
          <table:table-cell table:style-name="Таблица19.D3" office:value-type="string">
            <text:p text:style-name="P11"/>
          </table:table-cell>
        </table:table-row>
        <table:table-row>
          <table:table-cell table:style-name="Таблица19.A4" office:value-type="string">
            <text:p text:style-name="P6"/>
          </table:table-cell>
          <table:table-cell table:style-name="Таблица19.B4">
            <text:p text:style-name="P3"/>
          </table:table-cell>
          <table:table-cell table:style-name="Таблица19.C3" office:value-type="string">
            <text:p text:style-name="P11"/>
          </table:table-cell>
          <table:table-cell table:style-name="Таблица19.D3" office:value-type="string">
            <text:p text:style-name="P11"/>
          </table:table-cell>
        </table:table-row>
        <table:table-row table:style-name="Таблица19.11">
          <table:table-cell table:style-name="Таблица19.A11" office:value-type="string">
            <text:p text:style-name="P6">0,7 мЗв/ч</text:p>
          </table:table-cell>
          <table:table-cell table:style-name="Таблица19.B11" office:value-type="float" office:value="70">
            <text:p text:style-name="P3">70</text:p>
          </table:table-cell>
          <table:table-cell table:style-name="Таблица19.C11" office:value-type="string">
            <text:p text:style-name="P11"/>
          </table:table-cell>
          <table:table-cell table:style-name="Таблица19.D11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09-11T13:46:17.57</dc:date>
    <meta:editing-duration>PT5H15M39S</meta:editing-duration>
    <meta:editing-cycles>21</meta:editing-cycles>
    <meta:generator>OpenOffice/4.1.6$Win32 OpenOffice.org_project/416m1$Build-9790</meta:generator>
    <meta:document-statistic meta:table-count="20" meta:image-count="0" meta:object-count="0" meta:page-count="10" meta:paragraph-count="344" meta:word-count="850" meta:character-count="5377"/>
  </office:meta>
</office:document-meta>
</file>